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1.9118in"/>
    </style:style>
    <style:style style:name="co9" style:family="table-column">
      <style:table-column-properties fo:break-before="auto" style:column-width="2.0937in"/>
    </style:style>
    <style:style style:name="co10" style:family="table-column">
      <style:table-column-properties fo:break-before="auto" style:column-width="2.0189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7291in"/>
    </style:style>
    <style:style style:name="co13" style:family="table-column">
      <style:table-column-properties fo:break-before="auto" style:column-width="1.922in"/>
    </style:style>
    <style:style style:name="co14" style:family="table-column">
      <style:table-column-properties fo:break-before="auto" style:column-width="1.8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cRNA_subset_wide_DESeq2_results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sgRNA_target</text:p>
          </table:table-cell>
          <table:table-cell office:value-type="string" calcext:value-type="string">
            <text:p>num_sgRNAs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Gene nam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mpact_score</text:p>
          </table:table-cell>
          <table:table-cell office:value-type="string" calcext:value-type="string">
            <text:p>p_fitness_adj_CO2_30percent</text:p>
          </table:table-cell>
          <table:table-cell office:value-type="string" calcext:value-type="string">
            <text:p>p_fitness_adj_CO2_4percent</text:p>
          </table:table-cell>
          <table:table-cell office:value-type="string" calcext:value-type="string">
            <text:p>wmean_fitness_CO2_30percent</text:p>
          </table:table-cell>
          <table:table-cell office:value-type="string" calcext:value-type="string">
            <text:p>wmean_fitness_CO2_4percent</text:p>
          </table:table-cell>
          <table:table-cell office:value-type="string" calcext:value-type="string">
            <text:p>sd_fitness_CO2_30percent</text:p>
          </table:table-cell>
          <table:table-cell office:value-type="string" calcext:value-type="string">
            <text:p>sd_fitness_CO2_4percent</text:p>
          </table:table-cell>
          <table:table-cell office:value-type="string" calcext:value-type="string">
            <text:p>comb_score_CO2_30percent</text:p>
          </table:table-cell>
          <table:table-cell office:value-type="string" calcext:value-type="string">
            <text:p>comb_score_CO2_4percent</text:p>
          </table:table-cell>
          <table:table-cell/>
        </table:table-row>
        <table:table-row table:style-name="ro1">
          <table:table-cell office:value-type="string" calcext:value-type="string">
            <text:p>5’ UTR of lrtA (sll0947) -&gt; check if lrtA itself has same fitness effect</text:p>
          </table:table-cell>
          <table:table-cell office:value-type="string" calcext:value-type="string">
            <text:p>nc_ncl11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6.2903378602251" calcext:value-type="float">
            <text:p>-6.2903378602251</text:p>
          </table:table-cell>
          <table:table-cell office:value-type="float" office:value="0.274963167020891" calcext:value-type="float">
            <text:p>0.274963167020891</text:p>
          </table:table-cell>
          <table:table-cell office:value-type="float" office:value="0.675622853461519" calcext:value-type="float">
            <text:p>0.675622853461519</text:p>
          </table:table-cell>
          <table:table-cell office:value-type="float" office:value="-8.93264183013161" calcext:value-type="float">
            <text:p>-8.93264183013161</text:p>
          </table:table-cell>
          <table:table-cell office:value-type="float" office:value="-0.0367607162923267" calcext:value-type="float">
            <text:p>-0.03676071629232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.00875986577264" calcext:value-type="float">
            <text:p>5.00875986577264</text:p>
          </table:table-cell>
          <table:table-cell office:value-type="float" office:value="0.00626019075585021" calcext:value-type="float">
            <text:p>0.00626019075585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932-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71614594183317" calcext:value-type="float">
            <text:p>-2.71614594183317</text:p>
          </table:table-cell>
          <table:table-cell office:value-type="float" office:value="0.100144665158975" calcext:value-type="float">
            <text:p>0.100144665158975</text:p>
          </table:table-cell>
          <table:table-cell office:value-type="float" office:value="0.595266336801933" calcext:value-type="float">
            <text:p>0.595266336801933</text:p>
          </table:table-cell>
          <table:table-cell office:value-type="float" office:value="-3.86197515424165" calcext:value-type="float">
            <text:p>-3.86197515424165</text:p>
          </table:table-cell>
          <table:table-cell office:value-type="float" office:value="-0.0207647259165463" calcext:value-type="float">
            <text:p>-0.0207647259165463</text:p>
          </table:table-cell>
          <table:table-cell office:value-type="float" office:value="2.37776430318719" calcext:value-type="float">
            <text:p>2.37776430318719</text:p>
          </table:table-cell>
          <table:table-cell office:value-type="float" office:value="0.101391573020856" calcext:value-type="float">
            <text:p>0.101391573020856</text:p>
          </table:table-cell>
          <table:table-cell office:value-type="float" office:value="3.85955053365574" calcext:value-type="float">
            <text:p>3.85955053365574</text:p>
          </table:table-cell>
          <table:table-cell office:value-type="float" office:value="0.0046780576248921" calcext:value-type="float">
            <text:p>0.00467805762489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199-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42125887651678" calcext:value-type="float">
            <text:p>-2.42125887651678</text:p>
          </table:table-cell>
          <table:table-cell office:value-type="float" office:value="0.100144665158975" calcext:value-type="float">
            <text:p>0.100144665158975</text:p>
          </table:table-cell>
          <table:table-cell office:value-type="float" office:value="0.678548525328875" calcext:value-type="float">
            <text:p>0.678548525328875</text:p>
          </table:table-cell>
          <table:table-cell office:value-type="float" office:value="-3.22171260388768" calcext:value-type="float">
            <text:p>-3.22171260388768</text:p>
          </table:table-cell>
          <table:table-cell office:value-type="float" office:value="0.202464537298597" calcext:value-type="float">
            <text:p>0.202464537298597</text:p>
          </table:table-cell>
          <table:table-cell office:value-type="float" office:value="2.122740096617" calcext:value-type="float">
            <text:p>2.122740096617</text:p>
          </table:table-cell>
          <table:table-cell office:value-type="float" office:value="0.0376961539607068" calcext:value-type="float">
            <text:p>0.0376961539607068</text:p>
          </table:table-cell>
          <table:table-cell office:value-type="float" office:value="3.21968995216433" calcext:value-type="float">
            <text:p>3.21968995216433</text:p>
          </table:table-cell>
          <table:table-cell office:value-type="float" office:value="0.0340988929282421" calcext:value-type="float">
            <text:p>0.0340988929282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20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41965332617519" calcext:value-type="float">
            <text:p>-2.41965332617519</text:p>
          </table:table-cell>
          <table:table-cell table:style-name="ce1" office:value-type="float" office:value="0.0426475593542582" calcext:value-type="float">
            <text:p>0.0426475593542582</text:p>
          </table:table-cell>
          <table:table-cell office:value-type="float" office:value="0.647662559333708" calcext:value-type="float">
            <text:p>0.647662559333708</text:p>
          </table:table-cell>
          <table:table-cell office:value-type="float" office:value="-4.76950768828915" calcext:value-type="float">
            <text:p>-4.76950768828915</text:p>
          </table:table-cell>
          <table:table-cell office:value-type="float" office:value="-1.34760113817102" calcext:value-type="float">
            <text:p>-1.34760113817102</text:p>
          </table:table-cell>
          <table:table-cell office:value-type="float" office:value="2.69219397941865" calcext:value-type="float">
            <text:p>2.69219397941865</text:p>
          </table:table-cell>
          <table:table-cell office:value-type="float" office:value="1.17679016845646" calcext:value-type="float">
            <text:p>1.17679016845646</text:p>
          </table:table-cell>
          <table:table-cell office:value-type="float" office:value="6.53473023130953" calcext:value-type="float">
            <text:p>6.53473023130953</text:p>
          </table:table-cell>
          <table:table-cell office:value-type="float" office:value="0.254226583037063" calcext:value-type="float">
            <text:p>0.254226583037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596-as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38198362821975" calcext:value-type="float">
            <text:p>-2.38198362821975</text:p>
          </table:table-cell>
          <table:table-cell table:style-name="ce1" office:value-type="float" office:value="0.0881684801104733" calcext:value-type="float">
            <text:p>0.0881684801104733</text:p>
          </table:table-cell>
          <table:table-cell office:value-type="float" office:value="0.461056965216689" calcext:value-type="float">
            <text:p>0.461056965216689</text:p>
          </table:table-cell>
          <table:table-cell office:value-type="float" office:value="-3.8244826145414" calcext:value-type="float">
            <text:p>-3.8244826145414</text:p>
          </table:table-cell>
          <table:table-cell office:value-type="float" office:value="-0.455849062162359" calcext:value-type="float">
            <text:p>-0.455849062162359</text:p>
          </table:table-cell>
          <table:table-cell office:value-type="float" office:value="1.16100739470114" calcext:value-type="float">
            <text:p>1.16100739470114</text:p>
          </table:table-cell>
          <table:table-cell office:value-type="float" office:value="0.508969353285018" calcext:value-type="float">
            <text:p>0.508969353285018</text:p>
          </table:table-cell>
          <table:table-cell office:value-type="float" office:value="4.03363074032502" calcext:value-type="float">
            <text:p>4.03363074032502</text:p>
          </table:table-cell>
          <table:table-cell office:value-type="float" office:value="0.153277156025608" calcext:value-type="float">
            <text:p>0.153277156025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980-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35052123021239" calcext:value-type="float">
            <text:p>-2.35052123021239</text:p>
          </table:table-cell>
          <table:table-cell office:value-type="float" office:value="0.274963167020891" calcext:value-type="float">
            <text:p>0.274963167020891</text:p>
          </table:table-cell>
          <table:table-cell office:value-type="float" office:value="0.336662450828136" calcext:value-type="float">
            <text:p>0.336662450828136</text:p>
          </table:table-cell>
          <table:table-cell office:value-type="float" office:value="-5.65828415806546" calcext:value-type="float">
            <text:p>-5.65828415806546</text:p>
          </table:table-cell>
          <table:table-cell office:value-type="float" office:value="-2.33414515565321" calcext:value-type="float">
            <text:p>-2.334145155653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17274409284558" calcext:value-type="float">
            <text:p>3.17274409284558</text:p>
          </table:table-cell>
          <table:table-cell office:value-type="float" office:value="1.10359624568977" calcext:value-type="float">
            <text:p>1.103596245689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732-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30340234480065" calcext:value-type="float">
            <text:p>-2.30340234480065</text:p>
          </table:table-cell>
          <table:table-cell office:value-type="float" office:value="0.732413180445005" calcext:value-type="float">
            <text:p>0.732413180445005</text:p>
          </table:table-cell>
          <table:table-cell office:value-type="float" office:value="0.392814976212153" calcext:value-type="float">
            <text:p>0.392814976212153</text:p>
          </table:table-cell>
          <table:table-cell office:value-type="float" office:value="-3.57657631140454" calcext:value-type="float">
            <text:p>-3.57657631140454</text:p>
          </table:table-cell>
          <table:table-cell office:value-type="float" office:value="-0.319073475785469" calcext:value-type="float">
            <text:p>-0.319073475785469</text:p>
          </table:table-cell>
          <table:table-cell office:value-type="float" office:value="2.78743966453276" calcext:value-type="float">
            <text:p>2.78743966453276</text:p>
          </table:table-cell>
          <table:table-cell office:value-type="float" office:value="0.986295878435685" calcext:value-type="float">
            <text:p>0.986295878435685</text:p>
          </table:table-cell>
          <table:table-cell office:value-type="float" office:value="0.483709945786958" calcext:value-type="float">
            <text:p>0.483709945786958</text:p>
          </table:table-cell>
          <table:table-cell office:value-type="float" office:value="0.129483833529387" calcext:value-type="float">
            <text:p>0.129483833529387</text:p>
          </table:table-cell>
          <table:table-cell/>
        </table:table-row>
        <table:table-row table:style-name="ro1">
          <table:table-cell office:value-type="string" calcext:value-type="string">
            <text:p>yfr2b, in 5’ UTR of slr0199</text:p>
          </table:table-cell>
          <table:table-cell office:value-type="string" calcext:value-type="string">
            <text:p>nc_ncr13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2.19180914783432" calcext:value-type="float">
            <text:p>-2.19180914783432</text:p>
          </table:table-cell>
          <table:table-cell office:value-type="float" office:value="0.891394861404089" calcext:value-type="float">
            <text:p>0.891394861404089</text:p>
          </table:table-cell>
          <table:table-cell office:value-type="float" office:value="0.26968726078703" calcext:value-type="float">
            <text:p>0.26968726078703</text:p>
          </table:table-cell>
          <table:table-cell office:value-type="float" office:value="-3.83520806250697" calcext:value-type="float">
            <text:p>-3.83520806250697</text:p>
          </table:table-cell>
          <table:table-cell office:value-type="float" office:value="-0.735521839506249" calcext:value-type="float">
            <text:p>-0.735521839506249</text:p>
          </table:table-cell>
          <table:table-cell office:value-type="float" office:value="2.92056003708698" calcext:value-type="float">
            <text:p>2.92056003708698</text:p>
          </table:table-cell>
          <table:table-cell office:value-type="float" office:value="0.578384884972806" calcext:value-type="float">
            <text:p>0.578384884972806</text:p>
          </table:table-cell>
          <table:table-cell office:value-type="float" office:value="0.191491454582113" calcext:value-type="float">
            <text:p>0.191491454582113</text:p>
          </table:table-cell>
          <table:table-cell office:value-type="float" office:value="0.41861458186194" calcext:value-type="float">
            <text:p>0.41861458186194</text:p>
          </table:table-cell>
          <table:table-cell/>
        </table:table-row>
        <table:table-row table:style-name="ro1">
          <table:table-cell office:value-type="string" calcext:value-type="string">
            <text:p>In 5’ UTR of rne (slr1129) – think RNase E had same effect</text:p>
          </table:table-cell>
          <table:table-cell office:value-type="string" calcext:value-type="string">
            <text:p>nc_ncr00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91978272184054" calcext:value-type="float">
            <text:p>-1.91978272184054</text:p>
          </table:table-cell>
          <table:table-cell office:value-type="float" office:value="0.0881684801104733" calcext:value-type="float">
            <text:p>0.0881684801104733</text:p>
          </table:table-cell>
          <table:table-cell office:value-type="float" office:value="0.240393319592596" calcext:value-type="float">
            <text:p>0.240393319592596</text:p>
          </table:table-cell>
          <table:table-cell office:value-type="float" office:value="-3.59708178799787" calcext:value-type="float">
            <text:p>-3.59708178799787</text:p>
          </table:table-cell>
          <table:table-cell office:value-type="float" office:value="-0.88209902596144" calcext:value-type="float">
            <text:p>-0.88209902596144</text:p>
          </table:table-cell>
          <table:table-cell office:value-type="float" office:value="1.26318994139146" calcext:value-type="float">
            <text:p>1.26318994139146</text:p>
          </table:table-cell>
          <table:table-cell office:value-type="float" office:value="0.0032117562621452" calcext:value-type="float">
            <text:p>0.0032117562621452</text:p>
          </table:table-cell>
          <table:table-cell office:value-type="float" office:value="3.79379412534507" calcext:value-type="float">
            <text:p>3.79379412534507</text:p>
          </table:table-cell>
          <table:table-cell office:value-type="float" office:value="0.546087752650085" calcext:value-type="float">
            <text:p>0.5460877526500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6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86389368274661" calcext:value-type="float">
            <text:p>-1.86389368274661</text:p>
          </table:table-cell>
          <table:table-cell table:style-name="ce1" office:value-type="float" office:value="0.0150824621816477" calcext:value-type="float">
            <text:p>0.0150824621816477</text:p>
          </table:table-cell>
          <table:table-cell office:value-type="float" office:value="0.799499133977992" calcext:value-type="float">
            <text:p>0.799499133977992</text:p>
          </table:table-cell>
          <table:table-cell office:value-type="float" office:value="-3.40699895085052" calcext:value-type="float">
            <text:p>-3.40699895085052</text:p>
          </table:table-cell>
          <table:table-cell office:value-type="float" office:value="-0.771055225888735" calcext:value-type="float">
            <text:p>-0.771055225888735</text:p>
          </table:table-cell>
          <table:table-cell office:value-type="float" office:value="1.47711711782152" calcext:value-type="float">
            <text:p>1.47711711782152</text:p>
          </table:table-cell>
          <table:table-cell office:value-type="float" office:value="0.841134369696301" calcext:value-type="float">
            <text:p>0.841134369696301</text:p>
          </table:table-cell>
          <table:table-cell office:value-type="float" office:value="6.20594315015198" calcext:value-type="float">
            <text:p>6.20594315015198</text:p>
          </table:table-cell>
          <table:table-cell office:value-type="float" office:value="0.0749326907725594" calcext:value-type="float">
            <text:p>0.07493269077255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435-a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84093405153818" calcext:value-type="float">
            <text:p>-1.84093405153818</text:p>
          </table:table-cell>
          <table:table-cell office:value-type="float" office:value="0.274963167020891" calcext:value-type="float">
            <text:p>0.274963167020891</text:p>
          </table:table-cell>
          <table:table-cell office:value-type="float" office:value="0.675622853461519" calcext:value-type="float">
            <text:p>0.675622853461519</text:p>
          </table:table-cell>
          <table:table-cell office:value-type="float" office:value="-2.65300421945191" calcext:value-type="float">
            <text:p>-2.65300421945191</text:p>
          </table:table-cell>
          <table:table-cell office:value-type="float" office:value="-0.0495303163321644" calcext:value-type="float">
            <text:p>-0.04953031633216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48760706080168" calcext:value-type="float">
            <text:p>1.48760706080168</text:p>
          </table:table-cell>
          <table:table-cell office:value-type="float" office:value="0.00843479833121954" calcext:value-type="float">
            <text:p>0.008434798331219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ncr05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8139212360953" calcext:value-type="float">
            <text:p>-1.8139212360953</text:p>
          </table:table-cell>
          <table:table-cell office:value-type="float" office:value="0.130921992025113" calcext:value-type="float">
            <text:p>0.130921992025113</text:p>
          </table:table-cell>
          <table:table-cell office:value-type="float" office:value="0.835084036174793" calcext:value-type="float">
            <text:p>0.835084036174793</text:p>
          </table:table-cell>
          <table:table-cell office:value-type="float" office:value="-2.39714634659185" calcext:value-type="float">
            <text:p>-2.39714634659185</text:p>
          </table:table-cell>
          <table:table-cell office:value-type="float" office:value="0.168125666570696" calcext:value-type="float">
            <text:p>0.168125666570696</text:p>
          </table:table-cell>
          <table:table-cell office:value-type="float" office:value="1.38506213519118" calcext:value-type="float">
            <text:p>1.38506213519118</text:p>
          </table:table-cell>
          <table:table-cell office:value-type="float" office:value="0.0950109827801755" calcext:value-type="float">
            <text:p>0.0950109827801755</text:p>
          </table:table-cell>
          <table:table-cell office:value-type="float" office:value="2.11665000889137" calcext:value-type="float">
            <text:p>2.11665000889137</text:p>
          </table:table-cell>
          <table:table-cell office:value-type="float" office:value="0.013159165390186" calcext:value-type="float">
            <text:p>0.013159165390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3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80874226056183" calcext:value-type="float">
            <text:p>-1.80874226056183</text:p>
          </table:table-cell>
          <table:table-cell office:value-type="float" office:value="0.96476911582635" calcext:value-type="float">
            <text:p>0.96476911582635</text:p>
          </table:table-cell>
          <table:table-cell office:value-type="float" office:value="0.576431906113401" calcext:value-type="float">
            <text:p>0.576431906113401</text:p>
          </table:table-cell>
          <table:table-cell office:value-type="float" office:value="-4.85189318592481" calcext:value-type="float">
            <text:p>-4.85189318592481</text:p>
          </table:table-cell>
          <table:table-cell office:value-type="float" office:value="-2.2939453502009" calcext:value-type="float">
            <text:p>-2.2939453502009</text:p>
          </table:table-cell>
          <table:table-cell office:value-type="float" office:value="4.32074709451885" calcext:value-type="float">
            <text:p>4.32074709451885</text:p>
          </table:table-cell>
          <table:table-cell office:value-type="float" office:value="1.91311809631861" calcext:value-type="float">
            <text:p>1.91311809631861</text:p>
          </table:table-cell>
          <table:table-cell office:value-type="float" office:value="0.0755760363202472" calcext:value-type="float">
            <text:p>0.0755760363202472</text:p>
          </table:table-cell>
          <table:table-cell office:value-type="float" office:value="0.548830986627429" calcext:value-type="float">
            <text:p>0.5488309866274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462-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80717634392125" calcext:value-type="float">
            <text:p>-1.80717634392125</text:p>
          </table:table-cell>
          <table:table-cell office:value-type="float" office:value="0.199186448811156" calcext:value-type="float">
            <text:p>0.199186448811156</text:p>
          </table:table-cell>
          <table:table-cell office:value-type="float" office:value="0.746352504788104" calcext:value-type="float">
            <text:p>0.746352504788104</text:p>
          </table:table-cell>
          <table:table-cell office:value-type="float" office:value="-2.62124367963734" calcext:value-type="float">
            <text:p>-2.62124367963734</text:p>
          </table:table-cell>
          <table:table-cell office:value-type="float" office:value="-0.0655103844640862" calcext:value-type="float">
            <text:p>-0.0655103844640862</text:p>
          </table:table-cell>
          <table:table-cell office:value-type="float" office:value="1.90679709146395" calcext:value-type="float">
            <text:p>1.90679709146395</text:p>
          </table:table-cell>
          <table:table-cell office:value-type="float" office:value="0.113605674502338" calcext:value-type="float">
            <text:p>0.113605674502338</text:p>
          </table:table-cell>
          <table:table-cell office:value-type="float" office:value="1.8368108494839" calcext:value-type="float">
            <text:p>1.8368108494839</text:p>
          </table:table-cell>
          <table:table-cell office:value-type="float" office:value="0.00832348775792494" calcext:value-type="float">
            <text:p>0.008323487757924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7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78208618097573" calcext:value-type="float">
            <text:p>-1.78208618097573</text:p>
          </table:table-cell>
          <table:table-cell office:value-type="float" office:value="0.274963167020891" calcext:value-type="float">
            <text:p>0.274963167020891</text:p>
          </table:table-cell>
          <table:table-cell office:value-type="float" office:value="0.582033895423026" calcext:value-type="float">
            <text:p>0.582033895423026</text:p>
          </table:table-cell>
          <table:table-cell office:value-type="float" office:value="-2.70855019312539" calcext:value-type="float">
            <text:p>-2.70855019312539</text:p>
          </table:table-cell>
          <table:table-cell office:value-type="float" office:value="-0.18829974667183" calcext:value-type="float">
            <text:p>-0.188299746671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51875310347659" calcext:value-type="float">
            <text:p>1.51875310347659</text:p>
          </table:table-cell>
          <table:table-cell office:value-type="float" office:value="0.0442601798896033" calcext:value-type="float">
            <text:p>0.0442601798896033</text:p>
          </table:table-cell>
          <table:table-cell/>
        </table:table-row>
        <table:table-row table:style-name="ro1">
          <table:table-cell office:value-type="string" calcext:value-type="string">
            <text:p>In 5’ UTR of sll0169 (cell division protein Ftn2 homolog)</text:p>
          </table:table-cell>
          <table:table-cell office:value-type="string" calcext:value-type="string">
            <text:p>nc_ncl1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71159391977064" calcext:value-type="float">
            <text:p>-1.71159391977064</text:p>
          </table:table-cell>
          <table:table-cell table:style-name="ce1" office:value-type="float" office:value="0.00872410061899529" calcext:value-type="float">
            <text:p>0.00872410061899529</text:p>
          </table:table-cell>
          <table:table-cell office:value-type="float" office:value="0.156197939506006" calcext:value-type="float">
            <text:p>0.156197939506006</text:p>
          </table:table-cell>
          <table:table-cell office:value-type="float" office:value="-2.91682078101757" calcext:value-type="float">
            <text:p>-2.91682078101757</text:p>
          </table:table-cell>
          <table:table-cell office:value-type="float" office:value="-0.496261446402607" calcext:value-type="float">
            <text:p>-0.496261446402607</text:p>
          </table:table-cell>
          <table:table-cell office:value-type="float" office:value="1.01990877272211" calcext:value-type="float">
            <text:p>1.01990877272211</text:p>
          </table:table-cell>
          <table:table-cell office:value-type="float" office:value="0.41877320005827" calcext:value-type="float">
            <text:p>0.41877320005827</text:p>
          </table:table-cell>
          <table:table-cell office:value-type="float" office:value="6.00654875576849" calcext:value-type="float">
            <text:p>6.00654875576849</text:p>
          </table:table-cell>
          <table:table-cell office:value-type="float" office:value="0.40014786161487" calcext:value-type="float">
            <text:p>0.400147861614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306-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70172473302967" calcext:value-type="float">
            <text:p>-1.70172473302967</text:p>
          </table:table-cell>
          <table:table-cell table:style-name="ce1" office:value-type="float" office:value="0.0881684801104733" calcext:value-type="float">
            <text:p>0.0881684801104733</text:p>
          </table:table-cell>
          <table:table-cell office:value-type="float" office:value="0.972096826221706" calcext:value-type="float">
            <text:p>0.972096826221706</text:p>
          </table:table-cell>
          <table:table-cell office:value-type="float" office:value="-2.2348852427494" calcext:value-type="float">
            <text:p>-2.2348852427494</text:p>
          </table:table-cell>
          <table:table-cell office:value-type="float" office:value="0.171716954126887" calcext:value-type="float">
            <text:p>0.171716954126887</text:p>
          </table:table-cell>
          <table:table-cell office:value-type="float" office:value="0.409931597200682" calcext:value-type="float">
            <text:p>0.409931597200682</text:p>
          </table:table-cell>
          <table:table-cell office:value-type="float" office:value="0.251502778231374" calcext:value-type="float">
            <text:p>0.251502778231374</text:p>
          </table:table-cell>
          <table:table-cell office:value-type="float" office:value="2.35710362023275" calcext:value-type="float">
            <text:p>2.35710362023275</text:p>
          </table:table-cell>
          <table:table-cell office:value-type="float" office:value="0.00211048289506217" calcext:value-type="float">
            <text:p>0.00211048289506217</text:p>
          </table:table-cell>
          <table:table-cell/>
        </table:table-row>
        <table:table-row table:style-name="ro1">
          <table:table-cell table:style-name="ce1" office:value-type="string" calcext:value-type="string">
            <text:p>Stand-alone</text:p>
          </table:table-cell>
          <table:table-cell office:value-type="string" calcext:value-type="string">
            <text:p>nc_ncl03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6627978136292" calcext:value-type="float">
            <text:p>-1.6627978136292</text:p>
          </table:table-cell>
          <table:table-cell office:value-type="float" office:value="0.274963167020891" calcext:value-type="float">
            <text:p>0.274963167020891</text:p>
          </table:table-cell>
          <table:table-cell office:value-type="float" office:value="0.497647869636685" calcext:value-type="float">
            <text:p>0.497647869636685</text:p>
          </table:table-cell>
          <table:table-cell office:value-type="float" office:value="-3.62220120468495" calcext:value-type="float">
            <text:p>-3.62220120468495</text:p>
          </table:table-cell>
          <table:table-cell office:value-type="float" office:value="-1.27064998516621" calcext:value-type="float">
            <text:p>-1.270649985166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.03106050424861" calcext:value-type="float">
            <text:p>2.03106050424861</text:p>
          </table:table-cell>
          <table:table-cell office:value-type="float" office:value="0.385105866555396" calcext:value-type="float">
            <text:p>0.3851058665553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658-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65200101308003" calcext:value-type="float">
            <text:p>-1.65200101308003</text:p>
          </table:table-cell>
          <table:table-cell office:value-type="float" office:value="0.132736592180854" calcext:value-type="float">
            <text:p>0.132736592180854</text:p>
          </table:table-cell>
          <table:table-cell office:value-type="float" office:value="0.746352504788104" calcext:value-type="float">
            <text:p>0.746352504788104</text:p>
          </table:table-cell>
          <table:table-cell office:value-type="float" office:value="-2.09383054971647" calcext:value-type="float">
            <text:p>-2.09383054971647</text:p>
          </table:table-cell>
          <table:table-cell office:value-type="float" office:value="0.24245168803541" calcext:value-type="float">
            <text:p>0.24245168803541</text:p>
          </table:table-cell>
          <table:table-cell office:value-type="float" office:value="1.20471454505264" calcext:value-type="float">
            <text:p>1.20471454505264</text:p>
          </table:table-cell>
          <table:table-cell office:value-type="float" office:value="0.399468729521556" calcext:value-type="float">
            <text:p>0.399468729521556</text:p>
          </table:table-cell>
          <table:table-cell office:value-type="float" office:value="1.8363089410051" calcext:value-type="float">
            <text:p>1.8363089410051</text:p>
          </table:table-cell>
          <table:table-cell office:value-type="float" office:value="0.0308049429683517" calcext:value-type="float">
            <text:p>0.03080494296835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9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60958296260595" calcext:value-type="float">
            <text:p>-1.60958296260595</text:p>
          </table:table-cell>
          <table:table-cell office:value-type="float" office:value="0.132736592180854" calcext:value-type="float">
            <text:p>0.132736592180854</text:p>
          </table:table-cell>
          <table:table-cell office:value-type="float" office:value="0.290576508746449" calcext:value-type="float">
            <text:p>0.290576508746449</text:p>
          </table:table-cell>
          <table:table-cell office:value-type="float" office:value="-3.30248563733685" calcext:value-type="float">
            <text:p>-3.30248563733685</text:p>
          </table:table-cell>
          <table:table-cell office:value-type="float" office:value="-1.02619158185486" calcext:value-type="float">
            <text:p>-1.02619158185486</text:p>
          </table:table-cell>
          <table:table-cell office:value-type="float" office:value="1.93660692761667" calcext:value-type="float">
            <text:p>1.93660692761667</text:p>
          </table:table-cell>
          <table:table-cell office:value-type="float" office:value="0.772582954486015" calcext:value-type="float">
            <text:p>0.772582954486015</text:p>
          </table:table-cell>
          <table:table-cell office:value-type="float" office:value="2.89631073737261" calcext:value-type="float">
            <text:p>2.89631073737261</text:p>
          </table:table-cell>
          <table:table-cell office:value-type="float" office:value="0.550797555063053" calcext:value-type="float">
            <text:p>0.5507975550630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1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9720397429747" calcext:value-type="float">
            <text:p>-1.59720397429747</text:p>
          </table:table-cell>
          <table:table-cell table:style-name="ce1" office:value-type="float" office:value="0.0540569593737855" calcext:value-type="float">
            <text:p>0.0540569593737855</text:p>
          </table:table-cell>
          <table:table-cell office:value-type="float" office:value="0.721165257323383" calcext:value-type="float">
            <text:p>0.721165257323383</text:p>
          </table:table-cell>
          <table:table-cell office:value-type="float" office:value="-2.26666898802174" calcext:value-type="float">
            <text:p>-2.26666898802174</text:p>
          </table:table-cell>
          <table:table-cell office:value-type="float" office:value="-0.00788146569405139" calcext:value-type="float">
            <text:p>-0.00788146569405139</text:p>
          </table:table-cell>
          <table:table-cell office:value-type="float" office:value="1.37575986852544" calcext:value-type="float">
            <text:p>1.37575986852544</text:p>
          </table:table-cell>
          <table:table-cell office:value-type="float" office:value="0.247456397787501" calcext:value-type="float">
            <text:p>0.247456397787501</text:p>
          </table:table-cell>
          <table:table-cell office:value-type="float" office:value="2.87220595065257" calcext:value-type="float">
            <text:p>2.87220595065257</text:p>
          </table:table-cell>
          <table:table-cell office:value-type="float" office:value="0.00111889388434788" calcext:value-type="float">
            <text:p>0.001118893884347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936-as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4240306052746" calcext:value-type="float">
            <text:p>-1.54240306052746</text:p>
          </table:table-cell>
          <table:table-cell office:value-type="float" office:value="0.165320530695326" calcext:value-type="float">
            <text:p>0.165320530695326</text:p>
          </table:table-cell>
          <table:table-cell office:value-type="float" office:value="0.905655380633462" calcext:value-type="float">
            <text:p>0.905655380633462</text:p>
          </table:table-cell>
          <table:table-cell office:value-type="float" office:value="-1.95284786194189" calcext:value-type="float">
            <text:p>-1.95284786194189</text:p>
          </table:table-cell>
          <table:table-cell office:value-type="float" office:value="0.228439464901806" calcext:value-type="float">
            <text:p>0.228439464901806</text:p>
          </table:table-cell>
          <table:table-cell office:value-type="float" office:value="1.41175226927914" calcext:value-type="float">
            <text:p>1.41175226927914</text:p>
          </table:table-cell>
          <table:table-cell office:value-type="float" office:value="0.106720667998588" calcext:value-type="float">
            <text:p>0.106720667998588</text:p>
          </table:table-cell>
          <table:table-cell office:value-type="float" office:value="1.52648885543999" calcext:value-type="float">
            <text:p>1.52648885543999</text:p>
          </table:table-cell>
          <table:table-cell office:value-type="float" office:value="0.00983135572239619" calcext:value-type="float">
            <text:p>0.009831355722396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882-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2674832931254" calcext:value-type="float">
            <text:p>-1.52674832931254</text:p>
          </table:table-cell>
          <table:table-cell table:style-name="ce1" office:value-type="float" office:value="0.00872410061899529" calcext:value-type="float">
            <text:p>0.00872410061899529</text:p>
          </table:table-cell>
          <table:table-cell office:value-type="float" office:value="0.325009520625726" calcext:value-type="float">
            <text:p>0.325009520625726</text:p>
          </table:table-cell>
          <table:table-cell office:value-type="float" office:value="-2.47499724903882" calcext:value-type="float">
            <text:p>-2.47499724903882</text:p>
          </table:table-cell>
          <table:table-cell office:value-type="float" office:value="-0.315849055394564" calcext:value-type="float">
            <text:p>-0.315849055394564</text:p>
          </table:table-cell>
          <table:table-cell office:value-type="float" office:value="0.77345593955609" calcext:value-type="float">
            <text:p>0.77345593955609</text:p>
          </table:table-cell>
          <table:table-cell office:value-type="float" office:value="0.341400654080999" calcext:value-type="float">
            <text:p>0.341400654080999</text:p>
          </table:table-cell>
          <table:table-cell office:value-type="float" office:value="5.09671068702353" calcext:value-type="float">
            <text:p>5.09671068702353</text:p>
          </table:table-cell>
          <table:table-cell office:value-type="float" office:value="0.15416716108211" calcext:value-type="float">
            <text:p>0.15416716108211</text:p>
          </table:table-cell>
          <table:table-cell/>
        </table:table-row>
        <table:table-row table:style-name="ro1">
          <table:table-cell table:style-name="ce1" office:value-type="string" calcext:value-type="string">
            <text:p>Yfr1, very close to 5’ UTR of trxA, but according to Kopf et al., 2014, different TSS (check again!)</text:p>
          </table:table-cell>
          <table:table-cell office:value-type="string" calcext:value-type="string">
            <text:p>nc_ncr15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222024990664" calcext:value-type="float">
            <text:p>-1.5222024990664</text:p>
          </table:table-cell>
          <table:table-cell table:style-name="ce1" office:value-type="float" office:value="0.00872410061899529" calcext:value-type="float">
            <text:p>0.00872410061899529</text:p>
          </table:table-cell>
          <table:table-cell office:value-type="float" office:value="0.0533890217087219" calcext:value-type="float">
            <text:p>0.0533890217087219</text:p>
          </table:table-cell>
          <table:table-cell office:value-type="float" office:value="-2.83807362525004" calcext:value-type="float">
            <text:p>-2.83807362525004</text:p>
          </table:table-cell>
          <table:table-cell office:value-type="float" office:value="-0.68535420639211" calcext:value-type="float">
            <text:p>-0.68535420639211</text:p>
          </table:table-cell>
          <table:table-cell office:value-type="float" office:value="1.08253016291245" calcext:value-type="float">
            <text:p>1.08253016291245</text:p>
          </table:table-cell>
          <table:table-cell office:value-type="float" office:value="0.34297577631171" calcext:value-type="float">
            <text:p>0.34297577631171</text:p>
          </table:table-cell>
          <table:table-cell office:value-type="float" office:value="5.84438636527333" calcext:value-type="float">
            <text:p>5.84438636527333</text:p>
          </table:table-cell>
          <table:table-cell office:value-type="float" office:value="0.872146149998627" calcext:value-type="float">
            <text:p>0.8721461499986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926-as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1904121787174" calcext:value-type="float">
            <text:p>-1.51904121787174</text:p>
          </table:table-cell>
          <table:table-cell office:value-type="float" office:value="0.340221771273531" calcext:value-type="float">
            <text:p>0.340221771273531</text:p>
          </table:table-cell>
          <table:table-cell office:value-type="float" office:value="0.746352504788104" calcext:value-type="float">
            <text:p>0.746352504788104</text:p>
          </table:table-cell>
          <table:table-cell office:value-type="float" office:value="-1.83669021484662" calcext:value-type="float">
            <text:p>-1.83669021484662</text:p>
          </table:table-cell>
          <table:table-cell office:value-type="float" office:value="0.311558477271337" calcext:value-type="float">
            <text:p>0.3115584772713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60007966789354" calcext:value-type="float">
            <text:p>0.860007966789354</text:p>
          </table:table-cell>
          <table:table-cell office:value-type="float" office:value="0.0395853755501522" calcext:value-type="float">
            <text:p>0.03958537555015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9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1550940545882" calcext:value-type="float">
            <text:p>-1.51550940545882</text:p>
          </table:table-cell>
          <table:table-cell table:style-name="ce1" office:value-type="float" office:value="0.0540569593737855" calcext:value-type="float">
            <text:p>0.0540569593737855</text:p>
          </table:table-cell>
          <table:table-cell office:value-type="float" office:value="1" calcext:value-type="float">
            <text:p>1</text:p>
          </table:table-cell>
          <table:table-cell office:value-type="float" office:value="-2.14383746984806" calcext:value-type="float">
            <text:p>-2.14383746984806</text:p>
          </table:table-cell>
          <table:table-cell office:value-type="float" office:value="-0.000583514744204266" calcext:value-type="float">
            <text:p>-0.000583514744204266</text:p>
          </table:table-cell>
          <table:table-cell office:value-type="float" office:value="1.09652297995241" calcext:value-type="float">
            <text:p>1.09652297995241</text:p>
          </table:table-cell>
          <table:table-cell office:value-type="float" office:value="0.346966371012098" calcext:value-type="float">
            <text:p>0.346966371012098</text:p>
          </table:table-cell>
          <table:table-cell office:value-type="float" office:value="2.71656019060091" calcext:value-type="float">
            <text:p>2.7165601906009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121-as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50754517895773" calcext:value-type="float">
            <text:p>-1.50754517895773</text:p>
          </table:table-cell>
          <table:table-cell office:value-type="float" office:value="0.212427160885994" calcext:value-type="float">
            <text:p>0.212427160885994</text:p>
          </table:table-cell>
          <table:table-cell office:value-type="float" office:value="0.386972664061619" calcext:value-type="float">
            <text:p>0.386972664061619</text:p>
          </table:table-cell>
          <table:table-cell office:value-type="float" office:value="-2.29175032626036" calcext:value-type="float">
            <text:p>-2.29175032626036</text:p>
          </table:table-cell>
          <table:table-cell office:value-type="float" office:value="-0.159759488288162" calcext:value-type="float">
            <text:p>-0.159759488288162</text:p>
          </table:table-cell>
          <table:table-cell office:value-type="float" office:value="1.40791224088753" calcext:value-type="float">
            <text:p>1.40791224088753</text:p>
          </table:table-cell>
          <table:table-cell office:value-type="float" office:value="0.242606886641153" calcext:value-type="float">
            <text:p>0.242606886641153</text:p>
          </table:table-cell>
          <table:table-cell office:value-type="float" office:value="1.54186659945281" calcext:value-type="float">
            <text:p>1.54186659945281</text:p>
          </table:table-cell>
          <table:table-cell office:value-type="float" office:value="0.0658719863076506" calcext:value-type="float">
            <text:p>0.0658719863076506</text:p>
          </table:table-cell>
          <table:table-cell/>
        </table:table-row>
        <table:table-row table:style-name="ro1">
          <table:table-cell office:value-type="string" calcext:value-type="string">
            <text:p>5’ UTR of slr0038</text:p>
          </table:table-cell>
          <table:table-cell office:value-type="string" calcext:value-type="string">
            <text:p>nc_ncr157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46675091076682" calcext:value-type="float">
            <text:p>-1.46675091076682</text:p>
          </table:table-cell>
          <table:table-cell table:style-name="ce1" office:value-type="float" office:value="0.0122270411707067" calcext:value-type="float">
            <text:p>0.0122270411707067</text:p>
          </table:table-cell>
          <table:table-cell office:value-type="float" office:value="0.773956683279766" calcext:value-type="float">
            <text:p>0.773956683279766</text:p>
          </table:table-cell>
          <table:table-cell office:value-type="float" office:value="-2.06587140649452" calcext:value-type="float">
            <text:p>-2.06587140649452</text:p>
          </table:table-cell>
          <table:table-cell office:value-type="float" office:value="0.00842762413501351" calcext:value-type="float">
            <text:p>0.00842762413501351</text:p>
          </table:table-cell>
          <table:table-cell office:value-type="float" office:value="1.01721728707623" calcext:value-type="float">
            <text:p>1.01721728707623</text:p>
          </table:table-cell>
          <table:table-cell office:value-type="float" office:value="0.811598516288302" calcext:value-type="float">
            <text:p>0.811598516288302</text:p>
          </table:table-cell>
          <table:table-cell office:value-type="float" office:value="3.95134808211258" calcext:value-type="float">
            <text:p>3.95134808211258</text:p>
          </table:table-cell>
          <table:table-cell office:value-type="float" office:value="0.000937854205676236" calcext:value-type="float">
            <text:p>0.000937854205676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8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44391794608" calcext:value-type="float">
            <text:p>-1.44391794608</text:p>
          </table:table-cell>
          <table:table-cell office:value-type="float" office:value="0.560291610153004" calcext:value-type="float">
            <text:p>0.560291610153004</text:p>
          </table:table-cell>
          <table:table-cell office:value-type="float" office:value="1" calcext:value-type="float">
            <text:p>1</text:p>
          </table:table-cell>
          <table:table-cell office:value-type="float" office:value="-1.98241428931325" calcext:value-type="float">
            <text:p>-1.98241428931325</text:p>
          </table:table-cell>
          <table:table-cell office:value-type="float" office:value="0.0595940529869945" calcext:value-type="float">
            <text:p>0.0595940529869945</text:p>
          </table:table-cell>
          <table:table-cell office:value-type="float" office:value="1.51165065070953" calcext:value-type="float">
            <text:p>1.51165065070953</text:p>
          </table:table-cell>
          <table:table-cell office:value-type="float" office:value="0.133270574044757" calcext:value-type="float">
            <text:p>0.133270574044757</text:p>
          </table:table-cell>
          <table:table-cell office:value-type="float" office:value="0.498747444771481" calcext:value-type="float">
            <text:p>0.49874744477148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R5, 5’ UTR of sll0737</text:p>
          </table:table-cell>
          <table:table-cell office:value-type="string" calcext:value-type="string">
            <text:p>nc_ncl15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7443187885905" calcext:value-type="float">
            <text:p>-1.37443187885905</text:p>
          </table:table-cell>
          <table:table-cell office:value-type="float" office:value="0.340221771273531" calcext:value-type="float">
            <text:p>0.340221771273531</text:p>
          </table:table-cell>
          <table:table-cell office:value-type="float" office:value="0.746352504788104" calcext:value-type="float">
            <text:p>0.746352504788104</text:p>
          </table:table-cell>
          <table:table-cell office:value-type="float" office:value="-1.65737200737794" calcext:value-type="float">
            <text:p>-1.65737200737794</text:p>
          </table:table-cell>
          <table:table-cell office:value-type="float" office:value="0.286368196262466" calcext:value-type="float">
            <text:p>0.2863681962624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776044386122959" calcext:value-type="float">
            <text:p>0.776044386122959</text:p>
          </table:table-cell>
          <table:table-cell office:value-type="float" office:value="0.0363847990719151" calcext:value-type="float">
            <text:p>0.0363847990719151</text:p>
          </table:table-cell>
          <table:table-cell/>
        </table:table-row>
        <table:table-row table:style-name="ro1">
          <table:table-cell office:value-type="string" calcext:value-type="string">
            <text:p>5’ UTR of psaK2 (sll0629)</text:p>
          </table:table-cell>
          <table:table-cell office:value-type="string" calcext:value-type="string">
            <text:p>nc_ncl16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7254792257347" calcext:value-type="float">
            <text:p>-1.37254792257347</text:p>
          </table:table-cell>
          <table:table-cell office:value-type="float" office:value="0.132736592180854" calcext:value-type="float">
            <text:p>0.132736592180854</text:p>
          </table:table-cell>
          <table:table-cell office:value-type="float" office:value="0.830847581906481" calcext:value-type="float">
            <text:p>0.830847581906481</text:p>
          </table:table-cell>
          <table:table-cell office:value-type="float" office:value="-1.67013207473358" calcext:value-type="float">
            <text:p>-1.67013207473358</text:p>
          </table:table-cell>
          <table:table-cell office:value-type="float" office:value="0.270943812376847" calcext:value-type="float">
            <text:p>0.270943812376847</text:p>
          </table:table-cell>
          <table:table-cell office:value-type="float" office:value="0.519988972990443" calcext:value-type="float">
            <text:p>0.519988972990443</text:p>
          </table:table-cell>
          <table:table-cell office:value-type="float" office:value="0.211914437687574" calcext:value-type="float">
            <text:p>0.211914437687574</text:p>
          </table:table-cell>
          <table:table-cell office:value-type="float" office:value="1.46472142261367" calcext:value-type="float">
            <text:p>1.46472142261367</text:p>
          </table:table-cell>
          <table:table-cell office:value-type="float" office:value="0.0218051894724783" calcext:value-type="float">
            <text:p>0.02180518947247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503-a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6918555975383" calcext:value-type="float">
            <text:p>-1.36918555975383</text:p>
          </table:table-cell>
          <table:table-cell office:value-type="float" office:value="0.340221771273531" calcext:value-type="float">
            <text:p>0.340221771273531</text:p>
          </table:table-cell>
          <table:table-cell office:value-type="float" office:value="1" calcext:value-type="float">
            <text:p>1</text:p>
          </table:table-cell>
          <table:table-cell office:value-type="float" office:value="-1.77683813223931" calcext:value-type="float">
            <text:p>-1.77683813223931</text:p>
          </table:table-cell>
          <table:table-cell office:value-type="float" office:value="0.159482655769956" calcext:value-type="float">
            <text:p>0.1594826557699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831982953395616" calcext:value-type="float">
            <text:p>0.831982953395616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e-standing, exactly upstream of TU of RNA polymerase group 2 sigma factor sigB (sll0306)</text:p>
          </table:table-cell>
          <table:table-cell office:value-type="string" calcext:value-type="string">
            <text:p>nc_ncl11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6622135972567" calcext:value-type="float">
            <text:p>-1.36622135972567</text:p>
          </table:table-cell>
          <table:table-cell office:value-type="float" office:value="0.274963167020891" calcext:value-type="float">
            <text:p>0.274963167020891</text:p>
          </table:table-cell>
          <table:table-cell office:value-type="float" office:value="0.952507446680345" calcext:value-type="float">
            <text:p>0.952507446680345</text:p>
          </table:table-cell>
          <table:table-cell office:value-type="float" office:value="-1.84476376873099" calcext:value-type="float">
            <text:p>-1.84476376873099</text:p>
          </table:table-cell>
          <table:table-cell office:value-type="float" office:value="0.0873650073968599" calcext:value-type="float">
            <text:p>0.08736500739685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03440604721024" calcext:value-type="float">
            <text:p>1.03440604721024</text:p>
          </table:table-cell>
          <table:table-cell office:value-type="float" office:value="0.00184616416689591" calcext:value-type="float">
            <text:p>0.001846164166895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744-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5612432921174" calcext:value-type="float">
            <text:p>-1.35612432921174</text:p>
          </table:table-cell>
          <table:table-cell table:style-name="ce1" office:value-type="float" office:value="0.00903848382619154" calcext:value-type="float">
            <text:p>0.00903848382619154</text:p>
          </table:table-cell>
          <table:table-cell office:value-type="float" office:value="0.914355054285718" calcext:value-type="float">
            <text:p>0.914355054285718</text:p>
          </table:table-cell>
          <table:table-cell office:value-type="float" office:value="-3.61559574362605" calcext:value-type="float">
            <text:p>-3.61559574362605</text:p>
          </table:table-cell>
          <table:table-cell office:value-type="float" office:value="-1.6977463249907" calcext:value-type="float">
            <text:p>-1.6977463249907</text:p>
          </table:table-cell>
          <table:table-cell office:value-type="float" office:value="1.68034157044092" calcext:value-type="float">
            <text:p>1.68034157044092</text:p>
          </table:table-cell>
          <table:table-cell office:value-type="float" office:value="1.78747154768309" calcext:value-type="float">
            <text:p>1.78747154768309</text:p>
          </table:table-cell>
          <table:table-cell office:value-type="float" office:value="7.38993210247096" calcext:value-type="float">
            <text:p>7.38993210247096</text:p>
          </table:table-cell>
          <table:table-cell office:value-type="float" office:value="0.0660170867484239" calcext:value-type="float">
            <text:p>0.06601708674842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320-as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5240572583577" calcext:value-type="float">
            <text:p>-1.35240572583577</text:p>
          </table:table-cell>
          <table:table-cell office:value-type="float" office:value="0.132736592180854" calcext:value-type="float">
            <text:p>0.132736592180854</text:p>
          </table:table-cell>
          <table:table-cell office:value-type="float" office:value="0.972096826221706" calcext:value-type="float">
            <text:p>0.972096826221706</text:p>
          </table:table-cell>
          <table:table-cell office:value-type="float" office:value="-1.76589594815819" calcext:value-type="float">
            <text:p>-1.76589594815819</text:p>
          </table:table-cell>
          <table:table-cell office:value-type="float" office:value="0.146694571149789" calcext:value-type="float">
            <text:p>0.146694571149789</text:p>
          </table:table-cell>
          <table:table-cell office:value-type="float" office:value="0.688761620499416" calcext:value-type="float">
            <text:p>0.688761620499416</text:p>
          </table:table-cell>
          <table:table-cell office:value-type="float" office:value="0.244384443677765" calcext:value-type="float">
            <text:p>0.244384443677765</text:p>
          </table:table-cell>
          <table:table-cell office:value-type="float" office:value="1.54870723369982" calcext:value-type="float">
            <text:p>1.54870723369982</text:p>
          </table:table-cell>
          <table:table-cell office:value-type="float" office:value="0.00180294592799112" calcext:value-type="float">
            <text:p>0.00180294592799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98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-1.32172017168633" calcext:value-type="float">
            <text:p>-1.32172017168633</text:p>
          </table:table-cell>
          <table:table-cell office:value-type="float" office:value="0.504710769846493" calcext:value-type="float">
            <text:p>0.504710769846493</text:p>
          </table:table-cell>
          <table:table-cell office:value-type="float" office:value="0.799499133977992" calcext:value-type="float">
            <text:p>0.799499133977992</text:p>
          </table:table-cell>
          <table:table-cell office:value-type="float" office:value="-1.43333719479574" calcext:value-type="float">
            <text:p>-1.43333719479574</text:p>
          </table:table-cell>
          <table:table-cell office:value-type="float" office:value="0.435857397665169" calcext:value-type="float">
            <text:p>0.435857397665169</text:p>
          </table:table-cell>
          <table:table-cell office:value-type="float" office:value="1.0935289037895" calcext:value-type="float">
            <text:p>1.0935289037895</text:p>
          </table:table-cell>
          <table:table-cell office:value-type="float" office:value="0.27062592359788" calcext:value-type="float">
            <text:p>0.27062592359788</text:p>
          </table:table-cell>
          <table:table-cell office:value-type="float" office:value="0.425640126693517" calcext:value-type="float">
            <text:p>0.425640126693517</text:p>
          </table:table-cell>
          <table:table-cell office:value-type="float" office:value="0.0423574946431781" calcext:value-type="float">
            <text:p>0.042357494643178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c_sll014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53489684260141" calcext:value-type="float">
            <text:p>1.53489684260141</text:p>
          </table:table-cell>
          <table:table-cell office:value-type="float" office:value="0.287103864635769" calcext:value-type="float">
            <text:p>0.287103864635769</text:p>
          </table:table-cell>
          <table:table-cell office:value-type="float" office:value="0.0922252358097008" calcext:value-type="float">
            <text:p>0.0922252358097008</text:p>
          </table:table-cell>
          <table:table-cell office:value-type="float" office:value="0.739588603342339" calcext:value-type="float">
            <text:p>0.739588603342339</text:p>
          </table:table-cell>
          <table:table-cell office:value-type="float" office:value="-1.43108332830821" calcext:value-type="float">
            <text:p>-1.43108332830821</text:p>
          </table:table-cell>
          <table:table-cell office:value-type="float" office:value="0.513199260361191" calcext:value-type="float">
            <text:p>0.513199260361191</text:p>
          </table:table-cell>
          <table:table-cell office:value-type="float" office:value="0.366419960074037" calcext:value-type="float">
            <text:p>0.366419960074037</text:p>
          </table:table-cell>
          <table:table-cell office:value-type="float" office:value="0.40082815060481" calcext:value-type="float">
            <text:p>0.40082815060481</text:p>
          </table:table-cell>
          <table:table-cell office:value-type="float" office:value="1.48138623023209" calcext:value-type="float">
            <text:p>1.48138623023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814-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58360535602037" calcext:value-type="float">
            <text:p>1.58360535602037</text:p>
          </table:table-cell>
          <table:table-cell office:value-type="float" office:value="0.112136728384269" calcext:value-type="float">
            <text:p>0.112136728384269</text:p>
          </table:table-cell>
          <table:table-cell office:value-type="float" office:value="0.830847581906481" calcext:value-type="float">
            <text:p>0.830847581906481</text:p>
          </table:table-cell>
          <table:table-cell office:value-type="float" office:value="1.98608136999587" calcext:value-type="float">
            <text:p>1.98608136999587</text:p>
          </table:table-cell>
          <table:table-cell office:value-type="float" office:value="-0.253474801934805" calcext:value-type="float">
            <text:p>-0.253474801934805</text:p>
          </table:table-cell>
          <table:table-cell office:value-type="float" office:value="1.22447196773175" calcext:value-type="float">
            <text:p>1.22447196773175</text:p>
          </table:table-cell>
          <table:table-cell office:value-type="float" office:value="0.41800925961449" calcext:value-type="float">
            <text:p>0.41800925961449</text:p>
          </table:table-cell>
          <table:table-cell office:value-type="float" office:value="1.88727802974428" calcext:value-type="float">
            <text:p>1.88727802974428</text:p>
          </table:table-cell>
          <table:table-cell office:value-type="float" office:value="0.020399307274085" calcext:value-type="float">
            <text:p>0.0203993072740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779-a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60351903070491" calcext:value-type="float">
            <text:p>1.60351903070491</text:p>
          </table:table-cell>
          <table:table-cell office:value-type="float" office:value="0.436921305310529" calcext:value-type="float">
            <text:p>0.436921305310529</text:p>
          </table:table-cell>
          <table:table-cell office:value-type="float" office:value="0.873632922859333" calcext:value-type="float">
            <text:p>0.873632922859333</text:p>
          </table:table-cell>
          <table:table-cell office:value-type="float" office:value="0.368175068638866" calcext:value-type="float">
            <text:p>0.368175068638866</text:p>
          </table:table-cell>
          <table:table-cell office:value-type="float" office:value="-1.89954329210737" calcext:value-type="float">
            <text:p>-1.89954329210737</text:p>
          </table:table-cell>
          <table:table-cell office:value-type="float" office:value="0.0576581321423305" calcext:value-type="float">
            <text:p>0.0576581321423305</text:p>
          </table:table-cell>
          <table:table-cell office:value-type="float" office:value="1.99107507702722" calcext:value-type="float">
            <text:p>1.99107507702722</text:p>
          </table:table-cell>
          <table:table-cell office:value-type="float" office:value="0.132394568258129" calcext:value-type="float">
            <text:p>0.132394568258129</text:p>
          </table:table-cell>
          <table:table-cell office:value-type="float" office:value="0.111448119577568" calcext:value-type="float">
            <text:p>0.111448119577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9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62394645875526" calcext:value-type="float">
            <text:p>1.62394645875526</text:p>
          </table:table-cell>
          <table:table-cell office:value-type="float" office:value="0.698410020881592" calcext:value-type="float">
            <text:p>0.698410020881592</text:p>
          </table:table-cell>
          <table:table-cell office:value-type="float" office:value="0.156197939506006" calcext:value-type="float">
            <text:p>0.156197939506006</text:p>
          </table:table-cell>
          <table:table-cell office:value-type="float" office:value="-0.513683772941266" calcext:value-type="float">
            <text:p>-0.513683772941266</text:p>
          </table:table-cell>
          <table:table-cell office:value-type="float" office:value="-2.81029087948072" calcext:value-type="float">
            <text:p>-2.81029087948072</text:p>
          </table:table-cell>
          <table:table-cell office:value-type="float" office:value="0.56086719742268" calcext:value-type="float">
            <text:p>0.56086719742268</text:p>
          </table:table-cell>
          <table:table-cell office:value-type="float" office:value="1.73773479641843" calcext:value-type="float">
            <text:p>1.73773479641843</text:p>
          </table:table-cell>
          <table:table-cell office:value-type="float" office:value="0.0800779260119748" calcext:value-type="float">
            <text:p>0.0800779260119748</text:p>
          </table:table-cell>
          <table:table-cell office:value-type="float" office:value="2.26600694873982" calcext:value-type="float">
            <text:p>2.266006948739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7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62873824879605" calcext:value-type="float">
            <text:p>1.62873824879605</text:p>
          </table:table-cell>
          <table:table-cell office:value-type="float" office:value="0.504710769846493" calcext:value-type="float">
            <text:p>0.504710769846493</text:p>
          </table:table-cell>
          <table:table-cell office:value-type="float" office:value="0.355751015093573" calcext:value-type="float">
            <text:p>0.355751015093573</text:p>
          </table:table-cell>
          <table:table-cell office:value-type="float" office:value="-4.28013486153861" calcext:value-type="float">
            <text:p>-4.28013486153861</text:p>
          </table:table-cell>
          <table:table-cell office:value-type="float" office:value="-6.58351858254179" calcext:value-type="float">
            <text:p>-6.58351858254179</text:p>
          </table:table-cell>
          <table:table-cell office:value-type="float" office:value="2.58915437021848" calcext:value-type="float">
            <text:p>2.58915437021848</text:p>
          </table:table-cell>
          <table:table-cell office:value-type="float" office:value="3.91533517458536" calcext:value-type="float">
            <text:p>3.91533517458536</text:p>
          </table:table-cell>
          <table:table-cell office:value-type="float" office:value="1.27101783958816" calcext:value-type="float">
            <text:p>1.27101783958816</text:p>
          </table:table-cell>
          <table:table-cell office:value-type="float" office:value="2.95503767571009" calcext:value-type="float">
            <text:p>2.955037675710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112-a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63175142192015" calcext:value-type="float">
            <text:p>1.63175142192015</text:p>
          </table:table-cell>
          <table:table-cell office:value-type="float" office:value="0.458270430953186" calcext:value-type="float">
            <text:p>0.458270430953186</text:p>
          </table:table-cell>
          <table:table-cell office:value-type="float" office:value="0.424519521785774" calcext:value-type="float">
            <text:p>0.424519521785774</text:p>
          </table:table-cell>
          <table:table-cell office:value-type="float" office:value="-2.0948324872601" calcext:value-type="float">
            <text:p>-2.0948324872601</text:p>
          </table:table-cell>
          <table:table-cell office:value-type="float" office:value="-4.40247747856116" calcext:value-type="float">
            <text:p>-4.40247747856116</text:p>
          </table:table-cell>
          <table:table-cell office:value-type="float" office:value="1.38503725830584" calcext:value-type="float">
            <text:p>1.38503725830584</text:p>
          </table:table-cell>
          <table:table-cell office:value-type="float" office:value="2.80314213103084" calcext:value-type="float">
            <text:p>2.80314213103084</text:p>
          </table:table-cell>
          <table:table-cell office:value-type="float" office:value="0.709892986949321" calcext:value-type="float">
            <text:p>0.709892986949321</text:p>
          </table:table-cell>
          <table:table-cell office:value-type="float" office:value="1.63817214369174" calcext:value-type="float">
            <text:p>1.63817214369174</text:p>
          </table:table-cell>
          <table:table-cell/>
        </table:table-row>
        <table:table-row table:style-name="ro1">
          <table:table-cell office:value-type="string" calcext:value-type="string">
            <text:p>5’ UTR of slr0728</text:p>
          </table:table-cell>
          <table:table-cell office:value-type="string" calcext:value-type="string">
            <text:p>nc_ncr00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65922666279229" calcext:value-type="float">
            <text:p>1.65922666279229</text:p>
          </table:table-cell>
          <table:table-cell office:value-type="float" office:value="0.112136728384269" calcext:value-type="float">
            <text:p>0.112136728384269</text:p>
          </table:table-cell>
          <table:table-cell office:value-type="float" office:value="0.100249315167833" calcext:value-type="float">
            <text:p>0.100249315167833</text:p>
          </table:table-cell>
          <table:table-cell office:value-type="float" office:value="-2.85514500665678" calcext:value-type="float">
            <text:p>-2.85514500665678</text:p>
          </table:table-cell>
          <table:table-cell office:value-type="float" office:value="-5.20164585622868" calcext:value-type="float">
            <text:p>-5.20164585622868</text:p>
          </table:table-cell>
          <table:table-cell office:value-type="float" office:value="1.27293655534375" calcext:value-type="float">
            <text:p>1.27293655534375</text:p>
          </table:table-cell>
          <table:table-cell office:value-type="float" office:value="1.63416599261253" calcext:value-type="float">
            <text:p>1.63416599261253</text:p>
          </table:table-cell>
          <table:table-cell office:value-type="float" office:value="2.71310759176429" calcext:value-type="float">
            <text:p>2.71310759176429</text:p>
          </table:table-cell>
          <table:table-cell office:value-type="float" office:value="5.19602072092021" calcext:value-type="float">
            <text:p>5.19602072092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710-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71380152291401" calcext:value-type="float">
            <text:p>1.71380152291401</text:p>
          </table:table-cell>
          <table:table-cell office:value-type="float" office:value="0.892734787732264" calcext:value-type="float">
            <text:p>0.892734787732264</text:p>
          </table:table-cell>
          <table:table-cell office:value-type="float" office:value="0.746352504788104" calcext:value-type="float">
            <text:p>0.746352504788104</text:p>
          </table:table-cell>
          <table:table-cell office:value-type="float" office:value="-0.570387182548103" calcext:value-type="float">
            <text:p>-0.570387182548103</text:p>
          </table:table-cell>
          <table:table-cell office:value-type="float" office:value="-2.99406853946875" calcext:value-type="float">
            <text:p>-2.99406853946875</text:p>
          </table:table-cell>
          <table:table-cell office:value-type="float" office:value="0.479909665654164" calcext:value-type="float">
            <text:p>0.479909665654164</text:p>
          </table:table-cell>
          <table:table-cell office:value-type="float" office:value="1.90475229473157" calcext:value-type="float">
            <text:p>1.90475229473157</text:p>
          </table:table-cell>
          <table:table-cell office:value-type="float" office:value="0.0281072780491985" calcext:value-type="float">
            <text:p>0.0281072780491985</text:p>
          </table:table-cell>
          <table:table-cell office:value-type="float" office:value="0.380414388322182" calcext:value-type="float">
            <text:p>0.380414388322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10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72724420907836" calcext:value-type="float">
            <text:p>1.72724420907836</text:p>
          </table:table-cell>
          <table:table-cell table:style-name="ce1" office:value-type="float" office:value="0.00872410061899529" calcext:value-type="float">
            <text:p>0.00872410061899529</text:p>
          </table:table-cell>
          <table:table-cell office:value-type="float" office:value="0.135288050494858" calcext:value-type="float">
            <text:p>0.135288050494858</text:p>
          </table:table-cell>
          <table:table-cell office:value-type="float" office:value="2.00931202365578" calcext:value-type="float">
            <text:p>2.00931202365578</text:p>
          </table:table-cell>
          <table:table-cell office:value-type="float" office:value="-0.433380162353222" calcext:value-type="float">
            <text:p>-0.433380162353222</text:p>
          </table:table-cell>
          <table:table-cell office:value-type="float" office:value="0.21736203417953" calcext:value-type="float">
            <text:p>0.21736203417953</text:p>
          </table:table-cell>
          <table:table-cell office:value-type="float" office:value="0.419914826896332" calcext:value-type="float">
            <text:p>0.419914826896332</text:p>
          </table:table-cell>
          <table:table-cell office:value-type="float" office:value="4.1377347261733" calcext:value-type="float">
            <text:p>4.1377347261733</text:p>
          </table:table-cell>
          <table:table-cell office:value-type="float" office:value="0.376494925530346" calcext:value-type="float">
            <text:p>0.3764949255303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528-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74355574371697" calcext:value-type="float">
            <text:p>1.74355574371697</text:p>
          </table:table-cell>
          <table:table-cell table:style-name="ce1" office:value-type="float" office:value="0.0385156130506793" calcext:value-type="float">
            <text:p>0.0385156130506793</text:p>
          </table:table-cell>
          <table:table-cell office:value-type="float" office:value="0.678548525328875" calcext:value-type="float">
            <text:p>0.678548525328875</text:p>
          </table:table-cell>
          <table:table-cell office:value-type="float" office:value="-1.03430370592299" calcext:value-type="float">
            <text:p>-1.03430370592299</text:p>
          </table:table-cell>
          <table:table-cell office:value-type="float" office:value="-3.50006388544104" calcext:value-type="float">
            <text:p>-3.50006388544104</text:p>
          </table:table-cell>
          <table:table-cell office:value-type="float" office:value="0.555861796974599" calcext:value-type="float">
            <text:p>0.555861796974599</text:p>
          </table:table-cell>
          <table:table-cell office:value-type="float" office:value="2.73790320983261" calcext:value-type="float">
            <text:p>2.73790320983261</text:p>
          </table:table-cell>
          <table:table-cell office:value-type="float" office:value="1.46288108387909" calcext:value-type="float">
            <text:p>1.46288108387909</text:p>
          </table:table-cell>
          <table:table-cell office:value-type="float" office:value="0.589477571055543" calcext:value-type="float">
            <text:p>0.5894775710555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0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74601858242325" calcext:value-type="float">
            <text:p>1.74601858242325</text:p>
          </table:table-cell>
          <table:table-cell table:style-name="ce1" office:value-type="float" office:value="0.0649196630043819" calcext:value-type="float">
            <text:p>0.0649196630043819</text:p>
          </table:table-cell>
          <table:table-cell table:style-name="ce1" office:value-type="float" office:value="0.0394122080082754" calcext:value-type="float">
            <text:p>0.0394122080082754</text:p>
          </table:table-cell>
          <table:table-cell office:value-type="float" office:value="-2.6932616812063" calcext:value-type="float">
            <text:p>-2.6932616812063</text:p>
          </table:table-cell>
          <table:table-cell office:value-type="float" office:value="-5.16250484062472" calcext:value-type="float">
            <text:p>-5.16250484062472</text:p>
          </table:table-cell>
          <table:table-cell office:value-type="float" office:value="1.61354188936654" calcext:value-type="float">
            <text:p>1.61354188936654</text:p>
          </table:table-cell>
          <table:table-cell office:value-type="float" office:value="2.72778040157543" calcext:value-type="float">
            <text:p>2.72778040157543</text:p>
          </table:table-cell>
          <table:table-cell office:value-type="float" office:value="3.19858151937759" calcext:value-type="float">
            <text:p>3.19858151937759</text:p>
          </table:table-cell>
          <table:table-cell office:value-type="float" office:value="7.2500629673781" calcext:value-type="float">
            <text:p>7.2500629673781</text:p>
          </table:table-cell>
          <table:table-cell/>
        </table:table-row>
        <table:table-row table:style-name="ro1">
          <table:table-cell office:value-type="string" calcext:value-type="string">
            <text:p>5’ UTR of pilT2 (sll1533)</text:p>
          </table:table-cell>
          <table:table-cell office:value-type="string" calcext:value-type="string">
            <text:p>nc_ncl10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7890498881747" calcext:value-type="float">
            <text:p>1.7890498881747</text:p>
          </table:table-cell>
          <table:table-cell table:style-name="ce1" office:value-type="float" office:value="0.0327294984651215" calcext:value-type="float">
            <text:p>0.0327294984651215</text:p>
          </table:table-cell>
          <table:table-cell table:style-name="ce1" office:value-type="float" office:value="0.00942124926252689" calcext:value-type="float">
            <text:p>0.00942124926252689</text:p>
          </table:table-cell>
          <table:table-cell office:value-type="float" office:value="-1.76317543558674" calcext:value-type="float">
            <text:p>-1.76317543558674</text:p>
          </table:table-cell>
          <table:table-cell office:value-type="float" office:value="-4.29327405120547" calcext:value-type="float">
            <text:p>-4.29327405120547</text:p>
          </table:table-cell>
          <table:table-cell office:value-type="float" office:value="1.13601054532878" calcext:value-type="float">
            <text:p>1.13601054532878</text:p>
          </table:table-cell>
          <table:table-cell office:value-type="float" office:value="1.50410516711386" calcext:value-type="float">
            <text:p>1.50410516711386</text:p>
          </table:table-cell>
          <table:table-cell office:value-type="float" office:value="2.6184224577506" calcext:value-type="float">
            <text:p>2.6184224577506</text:p>
          </table:table-cell>
          <table:table-cell office:value-type="float" office:value="8.69770743204678" calcext:value-type="float">
            <text:p>8.69770743204678</text:p>
          </table:table-cell>
          <table:table-cell/>
        </table:table-row>
        <table:table-row table:style-name="ro1">
          <table:table-cell office:value-type="string" calcext:value-type="string">
            <text:p>5’ UTR of slr1474</text:p>
          </table:table-cell>
          <table:table-cell office:value-type="string" calcext:value-type="string">
            <text:p>nc_ncr08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82190560837333" calcext:value-type="float">
            <text:p>1.82190560837333</text:p>
          </table:table-cell>
          <table:table-cell office:value-type="float" office:value="0.132736592180854" calcext:value-type="float">
            <text:p>0.132736592180854</text:p>
          </table:table-cell>
          <table:table-cell office:value-type="float" office:value="0.100249315167833" calcext:value-type="float">
            <text:p>0.100249315167833</text:p>
          </table:table-cell>
          <table:table-cell office:value-type="float" office:value="-3.14464137361457" calcext:value-type="float">
            <text:p>-3.14464137361457</text:p>
          </table:table-cell>
          <table:table-cell office:value-type="float" office:value="-5.72120499433973" calcext:value-type="float">
            <text:p>-5.72120499433973</text:p>
          </table:table-cell>
          <table:table-cell office:value-type="float" office:value="1.81474007054317" calcext:value-type="float">
            <text:p>1.81474007054317</text:p>
          </table:table-cell>
          <table:table-cell office:value-type="float" office:value="3.1698957560074" calcext:value-type="float">
            <text:p>3.1698957560074</text:p>
          </table:table-cell>
          <table:table-cell office:value-type="float" office:value="2.75787984438614" calcext:value-type="float">
            <text:p>2.75787984438614</text:p>
          </table:table-cell>
          <table:table-cell office:value-type="float" office:value="5.71501800024014" calcext:value-type="float">
            <text:p>5.71501800024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0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87520606959458" calcext:value-type="float">
            <text:p>1.87520606959458</text:p>
          </table:table-cell>
          <table:table-cell office:value-type="float" office:value="0.287103864635769" calcext:value-type="float">
            <text:p>0.287103864635769</text:p>
          </table:table-cell>
          <table:table-cell office:value-type="float" office:value="0.386972664061619" calcext:value-type="float">
            <text:p>0.386972664061619</text:p>
          </table:table-cell>
          <table:table-cell office:value-type="float" office:value="-2.55608398384179" calcext:value-type="float">
            <text:p>-2.55608398384179</text:p>
          </table:table-cell>
          <table:table-cell office:value-type="float" office:value="-5.20802583970679" calcext:value-type="float">
            <text:p>-5.20802583970679</text:p>
          </table:table-cell>
          <table:table-cell office:value-type="float" office:value="1.64296971211305" calcext:value-type="float">
            <text:p>1.64296971211305</text:p>
          </table:table-cell>
          <table:table-cell office:value-type="float" office:value="3.11452032654872" calcext:value-type="float">
            <text:p>3.11452032654872</text:p>
          </table:table-cell>
          <table:table-cell office:value-type="float" office:value="1.38529773363698" calcext:value-type="float">
            <text:p>1.38529773363698</text:p>
          </table:table-cell>
          <table:table-cell office:value-type="float" office:value="2.14737171781788" calcext:value-type="float">
            <text:p>2.14737171781788</text:p>
          </table:table-cell>
          <table:table-cell/>
        </table:table-row>
        <table:table-row table:style-name="ro1">
          <table:table-cell office:value-type="string" calcext:value-type="string">
            <text:p>5’ UTR of petE (sll0199)</text:p>
          </table:table-cell>
          <table:table-cell office:value-type="string" calcext:value-type="string">
            <text:p>nc_ncl126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87557163671368" calcext:value-type="float">
            <text:p>1.87557163671368</text:p>
          </table:table-cell>
          <table:table-cell office:value-type="float" office:value="0.190005636036717" calcext:value-type="float">
            <text:p>0.190005636036717</text:p>
          </table:table-cell>
          <table:table-cell office:value-type="float" office:value="0.196469117939684" calcext:value-type="float">
            <text:p>0.196469117939684</text:p>
          </table:table-cell>
          <table:table-cell office:value-type="float" office:value="0.620224185959177" calcext:value-type="float">
            <text:p>0.620224185959177</text:p>
          </table:table-cell>
          <table:table-cell office:value-type="float" office:value="-2.03223465988361" calcext:value-type="float">
            <text:p>-2.03223465988361</text:p>
          </table:table-cell>
          <table:table-cell office:value-type="float" office:value="0.226080226428702" calcext:value-type="float">
            <text:p>0.226080226428702</text:p>
          </table:table-cell>
          <table:table-cell office:value-type="float" office:value="1.4435173549502" calcext:value-type="float">
            <text:p>1.4435173549502</text:p>
          </table:table-cell>
          <table:table-cell office:value-type="float" office:value="0.447326470724995" calcext:value-type="float">
            <text:p>0.447326470724995</text:p>
          </table:table-cell>
          <table:table-cell office:value-type="float" office:value="1.43619182730531" calcext:value-type="float">
            <text:p>1.436191827305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0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91747117819573" calcext:value-type="float">
            <text:p>1.91747117819573</text:p>
          </table:table-cell>
          <table:table-cell office:value-type="float" office:value="0.132736592180854" calcext:value-type="float">
            <text:p>0.132736592180854</text:p>
          </table:table-cell>
          <table:table-cell office:value-type="float" office:value="0.127776318499218" calcext:value-type="float">
            <text:p>0.127776318499218</text:p>
          </table:table-cell>
          <table:table-cell office:value-type="float" office:value="-2.85146052200177" calcext:value-type="float">
            <text:p>-2.85146052200177</text:p>
          </table:table-cell>
          <table:table-cell office:value-type="float" office:value="-5.56317426766568" calcext:value-type="float">
            <text:p>-5.56317426766568</text:p>
          </table:table-cell>
          <table:table-cell office:value-type="float" office:value="1.40643884471165" calcext:value-type="float">
            <text:p>1.40643884471165</text:p>
          </table:table-cell>
          <table:table-cell office:value-type="float" office:value="3.78294347408915" calcext:value-type="float">
            <text:p>3.78294347408915</text:p>
          </table:table-cell>
          <table:table-cell office:value-type="float" office:value="2.50075750025902" calcext:value-type="float">
            <text:p>2.50075750025902</text:p>
          </table:table-cell>
          <table:table-cell office:value-type="float" office:value="4.97097230264851" calcext:value-type="float">
            <text:p>4.97097230264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26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94163862477211" calcext:value-type="float">
            <text:p>1.94163862477211</text:p>
          </table:table-cell>
          <table:table-cell office:value-type="float" office:value="0.0881684801104733" calcext:value-type="float">
            <text:p>0.0881684801104733</text:p>
          </table:table-cell>
          <table:table-cell office:value-type="float" office:value="0.290576508746449" calcext:value-type="float">
            <text:p>0.290576508746449</text:p>
          </table:table-cell>
          <table:table-cell office:value-type="float" office:value="2.19458093763973" calcext:value-type="float">
            <text:p>2.19458093763973</text:p>
          </table:table-cell>
          <table:table-cell office:value-type="float" office:value="-0.551310738740433" calcext:value-type="float">
            <text:p>-0.551310738740433</text:p>
          </table:table-cell>
          <table:table-cell office:value-type="float" office:value="1.25406633978725" calcext:value-type="float">
            <text:p>1.25406633978725</text:p>
          </table:table-cell>
          <table:table-cell office:value-type="float" office:value="0.113932106512915" calcext:value-type="float">
            <text:p>0.113932106512915</text:p>
          </table:table-cell>
          <table:table-cell office:value-type="float" office:value="2.31459520786876" calcext:value-type="float">
            <text:p>2.31459520786876</text:p>
          </table:table-cell>
          <table:table-cell office:value-type="float" office:value="0.295910249457869" calcext:value-type="float">
            <text:p>0.2959102494578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217-a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.98344126927174" calcext:value-type="float">
            <text:p>1.98344126927174</text:p>
          </table:table-cell>
          <table:table-cell office:value-type="float" office:value="0.500187892819868" calcext:value-type="float">
            <text:p>0.500187892819868</text:p>
          </table:table-cell>
          <table:table-cell office:value-type="float" office:value="0.424519521785774" calcext:value-type="float">
            <text:p>0.424519521785774</text:p>
          </table:table-cell>
          <table:table-cell office:value-type="float" office:value="-3.37799985349399" calcext:value-type="float">
            <text:p>-3.37799985349399</text:p>
          </table:table-cell>
          <table:table-cell office:value-type="float" office:value="-6.18300939666859" calcext:value-type="float">
            <text:p>-6.18300939666859</text:p>
          </table:table-cell>
          <table:table-cell office:value-type="float" office:value="1.86912427683823" calcext:value-type="float">
            <text:p>1.86912427683823</text:p>
          </table:table-cell>
          <table:table-cell office:value-type="float" office:value="3.46382383718116" calcext:value-type="float">
            <text:p>3.46382383718116</text:p>
          </table:table-cell>
          <table:table-cell office:value-type="float" office:value="1.0163280897274" calcext:value-type="float">
            <text:p>1.0163280897274</text:p>
          </table:table-cell>
          <table:table-cell office:value-type="float" office:value="2.3007122255892" calcext:value-type="float">
            <text:p>2.30071222558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459-a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03393819295003" calcext:value-type="float">
            <text:p>2.03393819295003</text:p>
          </table:table-cell>
          <table:table-cell office:value-type="float" office:value="0.283976088337323" calcext:value-type="float">
            <text:p>0.283976088337323</text:p>
          </table:table-cell>
          <table:table-cell table:style-name="ce1" office:value-type="float" office:value="0.0256950988465907" calcext:value-type="float">
            <text:p>0.0256950988465907</text:p>
          </table:table-cell>
          <table:table-cell office:value-type="float" office:value="0.401314998341147" calcext:value-type="float">
            <text:p>0.401314998341147</text:p>
          </table:table-cell>
          <table:table-cell office:value-type="float" office:value="-2.47510797915741" calcext:value-type="float">
            <text:p>-2.47510797915741</text:p>
          </table:table-cell>
          <table:table-cell office:value-type="float" office:value="2.18371468106983" calcext:value-type="float">
            <text:p>2.18371468106983</text:p>
          </table:table-cell>
          <table:table-cell office:value-type="float" office:value="1.35301087916263" calcext:value-type="float">
            <text:p>1.35301087916263</text:p>
          </table:table-cell>
          <table:table-cell office:value-type="float" office:value="0.219406224501467" calcext:value-type="float">
            <text:p>0.219406224501467</text:p>
          </table:table-cell>
          <table:table-cell office:value-type="float" office:value="3.93579222855892" calcext:value-type="float">
            <text:p>3.935792228558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4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11804831661366" calcext:value-type="float">
            <text:p>2.11804831661366</text:p>
          </table:table-cell>
          <table:table-cell office:value-type="float" office:value="0.942987252499718" calcext:value-type="float">
            <text:p>0.942987252499718</text:p>
          </table:table-cell>
          <table:table-cell office:value-type="float" office:value="0.497647869636685" calcext:value-type="float">
            <text:p>0.497647869636685</text:p>
          </table:table-cell>
          <table:table-cell office:value-type="float" office:value="-1.48996470380405" calcext:value-type="float">
            <text:p>-1.48996470380405</text:p>
          </table:table-cell>
          <table:table-cell office:value-type="float" office:value="-4.4853373589206" calcext:value-type="float">
            <text:p>-4.4853373589206</text:p>
          </table:table-cell>
          <table:table-cell office:value-type="float" office:value="1.32695905797415" calcext:value-type="float">
            <text:p>1.32695905797415</text:p>
          </table:table-cell>
          <table:table-cell office:value-type="float" office:value="3.19474741371878" calcext:value-type="float">
            <text:p>3.19474741371878</text:p>
          </table:table-cell>
          <table:table-cell office:value-type="float" office:value="0.037985425532316" calcext:value-type="float">
            <text:p>0.037985425532316</text:p>
          </table:table-cell>
          <table:table-cell office:value-type="float" office:value="1.35940640661517" calcext:value-type="float">
            <text:p>1.359406406615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6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15007629528747" calcext:value-type="float">
            <text:p>2.15007629528747</text:p>
          </table:table-cell>
          <table:table-cell office:value-type="float" office:value="0.560291610153004" calcext:value-type="float">
            <text:p>0.560291610153004</text:p>
          </table:table-cell>
          <table:table-cell office:value-type="float" office:value="0.0319505320523307" calcext:value-type="float">
            <text:p>0.0319505320523307</text:p>
          </table:table-cell>
          <table:table-cell office:value-type="float" office:value="-0.621556709128738" calcext:value-type="float">
            <text:p>-0.621556709128738</text:p>
          </table:table-cell>
          <table:table-cell office:value-type="float" office:value="-3.66222376606118" calcext:value-type="float">
            <text:p>-3.66222376606118</text:p>
          </table:table-cell>
          <table:table-cell office:value-type="float" office:value="0.772152972470826" calcext:value-type="float">
            <text:p>0.772152972470826</text:p>
          </table:table-cell>
          <table:table-cell office:value-type="float" office:value="0.719041019351549" calcext:value-type="float">
            <text:p>0.719041019351549</text:p>
          </table:table-cell>
          <table:table-cell office:value-type="float" office:value="0.156374892034258" calcext:value-type="float">
            <text:p>0.156374892034258</text:p>
          </table:table-cell>
          <table:table-cell office:value-type="float" office:value="5.47693586465604" calcext:value-type="float">
            <text:p>5.476935864656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4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19688288208762" calcext:value-type="float">
            <text:p>2.19688288208762</text:p>
          </table:table-cell>
          <table:table-cell table:style-name="ce1" office:value-type="float" office:value="0.0540569593737855" calcext:value-type="float">
            <text:p>0.0540569593737855</text:p>
          </table:table-cell>
          <table:table-cell table:style-name="ce1" office:value-type="float" office:value="0.0627282714324613" calcext:value-type="float">
            <text:p>0.0627282714324613</text:p>
          </table:table-cell>
          <table:table-cell office:value-type="float" office:value="1.16603362597131" calcext:value-type="float">
            <text:p>1.16603362597131</text:p>
          </table:table-cell>
          <table:table-cell office:value-type="float" office:value="-1.9408279408223" calcext:value-type="float">
            <text:p>-1.9408279408223</text:p>
          </table:table-cell>
          <table:table-cell office:value-type="float" office:value="0.545655401555522" calcext:value-type="float">
            <text:p>0.545655401555522</text:p>
          </table:table-cell>
          <table:table-cell office:value-type="float" office:value="0.761411116924958" calcext:value-type="float">
            <text:p>0.761411116924958</text:p>
          </table:table-cell>
          <table:table-cell office:value-type="float" office:value="1.47753762762632" calcext:value-type="float">
            <text:p>1.47753762762632</text:p>
          </table:table-cell>
          <table:table-cell office:value-type="float" office:value="2.33391678822421" calcext:value-type="float">
            <text:p>2.33391678822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556-a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24375405866694" calcext:value-type="float">
            <text:p>2.24375405866694</text:p>
          </table:table-cell>
          <table:table-cell office:value-type="float" office:value="0.594324564040631" calcext:value-type="float">
            <text:p>0.594324564040631</text:p>
          </table:table-cell>
          <table:table-cell office:value-type="float" office:value="1" calcext:value-type="float">
            <text:p>1</text:p>
          </table:table-cell>
          <table:table-cell office:value-type="float" office:value="0.894052277441838" calcext:value-type="float">
            <text:p>0.894052277441838</text:p>
          </table:table-cell>
          <table:table-cell office:value-type="float" office:value="-2.27909514295462" calcext:value-type="float">
            <text:p>-2.27909514295462</text:p>
          </table:table-cell>
          <table:table-cell office:value-type="float" office:value="0.821614110129646" calcext:value-type="float">
            <text:p>0.821614110129646</text:p>
          </table:table-cell>
          <table:table-cell office:value-type="float" office:value="2.17584712197327" calcext:value-type="float">
            <text:p>2.17584712197327</text:p>
          </table:table-cell>
          <table:table-cell office:value-type="float" office:value="0.202034643129785" calcext:value-type="float">
            <text:p>0.202034643129785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07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26282814636766" calcext:value-type="float">
            <text:p>2.26282814636766</text:p>
          </table:table-cell>
          <table:table-cell table:style-name="ce1" office:value-type="float" office:value="0.0759791809140587" calcext:value-type="float">
            <text:p>0.0759791809140587</text:p>
          </table:table-cell>
          <table:table-cell table:style-name="ce1" office:value-type="float" office:value="0.00942124926252689" calcext:value-type="float">
            <text:p>0.00942124926252689</text:p>
          </table:table-cell>
          <table:table-cell office:value-type="float" office:value="-1.43240200124892" calcext:value-type="float">
            <text:p>-1.43240200124892</text:p>
          </table:table-cell>
          <table:table-cell office:value-type="float" office:value="-4.63252425516163" calcext:value-type="float">
            <text:p>-4.63252425516163</text:p>
          </table:table-cell>
          <table:table-cell office:value-type="float" office:value="1.03241962933023" calcext:value-type="float">
            <text:p>1.03241962933023</text:p>
          </table:table-cell>
          <table:table-cell office:value-type="float" office:value="2.28745543658945" calcext:value-type="float">
            <text:p>2.28745543658945</text:p>
          </table:table-cell>
          <table:table-cell office:value-type="float" office:value="1.60329528440358" calcext:value-type="float">
            <text:p>1.60329528440358</text:p>
          </table:table-cell>
          <table:table-cell office:value-type="float" office:value="9.38499153855389" calcext:value-type="float">
            <text:p>9.38499153855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53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29093758934823" calcext:value-type="float">
            <text:p>2.29093758934823</text:p>
          </table:table-cell>
          <table:table-cell office:value-type="float" office:value="0.117066685354195" calcext:value-type="float">
            <text:p>0.117066685354195</text:p>
          </table:table-cell>
          <table:table-cell table:style-name="ce1" office:value-type="float" office:value="0.00942124926252689" calcext:value-type="float">
            <text:p>0.00942124926252689</text:p>
          </table:table-cell>
          <table:table-cell office:value-type="float" office:value="-0.961725876187123" calcext:value-type="float">
            <text:p>-0.961725876187123</text:p>
          </table:table-cell>
          <table:table-cell office:value-type="float" office:value="-4.20160088559372" calcext:value-type="float">
            <text:p>-4.20160088559372</text:p>
          </table:table-cell>
          <table:table-cell office:value-type="float" office:value="0.817013665890288" calcext:value-type="float">
            <text:p>0.817013665890288</text:p>
          </table:table-cell>
          <table:table-cell office:value-type="float" office:value="2.29102512614968" calcext:value-type="float">
            <text:p>2.29102512614968</text:p>
          </table:table-cell>
          <table:table-cell office:value-type="float" office:value="0.89591177977873" calcext:value-type="float">
            <text:p>0.89591177977873</text:p>
          </table:table-cell>
          <table:table-cell office:value-type="float" office:value="8.51198754453186" calcext:value-type="float">
            <text:p>8.51198754453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ncl02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41768584709327" calcext:value-type="float">
            <text:p>2.41768584709327</text:p>
          </table:table-cell>
          <table:table-cell table:style-name="ce1" office:value-type="float" office:value="0.0273335965306326" calcext:value-type="float">
            <text:p>0.0273335965306326</text:p>
          </table:table-cell>
          <table:table-cell table:style-name="ce1" office:value-type="float" office:value="0.0319505320523307" calcext:value-type="float">
            <text:p>0.0319505320523307</text:p>
          </table:table-cell>
          <table:table-cell office:value-type="float" office:value="-4.58638299403727" calcext:value-type="float">
            <text:p>-4.58638299403727</text:p>
          </table:table-cell>
          <table:table-cell office:value-type="float" office:value="-8.00550710855405" calcext:value-type="float">
            <text:p>-8.00550710855405</text:p>
          </table:table-cell>
          <table:table-cell office:value-type="float" office:value="0.844927333683785" calcext:value-type="float">
            <text:p>0.844927333683785</text:p>
          </table:table-cell>
          <table:table-cell office:value-type="float" office:value="0.717583829745506" calcext:value-type="float">
            <text:p>0.717583829745506</text:p>
          </table:table-cell>
          <table:table-cell office:value-type="float" office:value="7.1699073048456" calcext:value-type="float">
            <text:p>7.1699073048456</text:p>
          </table:table-cell>
          <table:table-cell office:value-type="float" office:value="11.9724112447547" calcext:value-type="float">
            <text:p>11.97241124475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070-as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62131445552628" calcext:value-type="float">
            <text:p>2.62131445552628</text:p>
          </table:table-cell>
          <table:table-cell office:value-type="float" office:value="0.165320530695326" calcext:value-type="float">
            <text:p>0.165320530695326</text:p>
          </table:table-cell>
          <table:table-cell office:value-type="float" office:value="0.158566415524155" calcext:value-type="float">
            <text:p>0.158566415524155</text:p>
          </table:table-cell>
          <table:table-cell office:value-type="float" office:value="-1.30621432767274" calcext:value-type="float">
            <text:p>-1.30621432767274</text:p>
          </table:table-cell>
          <table:table-cell office:value-type="float" office:value="-5.01331278192266" calcext:value-type="float">
            <text:p>-5.01331278192266</text:p>
          </table:table-cell>
          <table:table-cell office:value-type="float" office:value="0.584403238728616" calcext:value-type="float">
            <text:p>0.584403238728616</text:p>
          </table:table-cell>
          <table:table-cell office:value-type="float" office:value="3.56060442286731" calcext:value-type="float">
            <text:p>3.56060442286731</text:p>
          </table:table-cell>
          <table:table-cell office:value-type="float" office:value="1.0210327454929" calcext:value-type="float">
            <text:p>1.0210327454929</text:p>
          </table:table-cell>
          <table:table-cell office:value-type="float" office:value="4.00959136950361" calcext:value-type="float">
            <text:p>4.00959136950361</text:p>
          </table:table-cell>
          <table:table-cell/>
        </table:table-row>
        <table:table-row table:style-name="ro1">
          <table:table-cell office:value-type="string" calcext:value-type="string">
            <text:p>5’ UTR of psbO (sll0427)</text:p>
          </table:table-cell>
          <table:table-cell office:value-type="string" calcext:value-type="string">
            <text:p>nc_ncl10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65505845923891" calcext:value-type="float">
            <text:p>2.65505845923891</text:p>
          </table:table-cell>
          <table:table-cell table:style-name="ce1" office:value-type="float" office:value="0.0649196630043819" calcext:value-type="float">
            <text:p>0.0649196630043819</text:p>
          </table:table-cell>
          <table:table-cell table:style-name="ce1" office:value-type="float" office:value="0.0319505320523307" calcext:value-type="float">
            <text:p>0.0319505320523307</text:p>
          </table:table-cell>
          <table:table-cell office:value-type="float" office:value="-1.46025527385104" calcext:value-type="float">
            <text:p>-1.46025527385104</text:p>
          </table:table-cell>
          <table:table-cell office:value-type="float" office:value="-5.21507495580012" calcext:value-type="float">
            <text:p>-5.21507495580012</text:p>
          </table:table-cell>
          <table:table-cell office:value-type="float" office:value="0.602612225015534" calcext:value-type="float">
            <text:p>0.602612225015534</text:p>
          </table:table-cell>
          <table:table-cell office:value-type="float" office:value="0.97359936089249" calcext:value-type="float">
            <text:p>0.97359936089249</text:p>
          </table:table-cell>
          <table:table-cell office:value-type="float" office:value="1.73423383442696" calcext:value-type="float">
            <text:p>1.73423383442696</text:p>
          </table:table-cell>
          <table:table-cell office:value-type="float" office:value="7.79925883475195" calcext:value-type="float">
            <text:p>7.79925883475195</text:p>
          </table:table-cell>
          <table:table-cell/>
        </table:table-row>
        <table:table-row table:style-name="ro1">
          <table:table-cell office:value-type="string" calcext:value-type="string">
            <text:p>5’ UTR of sll0556</text:p>
          </table:table-cell>
          <table:table-cell office:value-type="string" calcext:value-type="string">
            <text:p>nc_ncl14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75731952128725" calcext:value-type="float">
            <text:p>2.75731952128725</text:p>
          </table:table-cell>
          <table:table-cell office:value-type="float" office:value="0.199186448811156" calcext:value-type="float">
            <text:p>0.199186448811156</text:p>
          </table:table-cell>
          <table:table-cell office:value-type="float" office:value="0.158566415524155" calcext:value-type="float">
            <text:p>0.158566415524155</text:p>
          </table:table-cell>
          <table:table-cell office:value-type="float" office:value="0.512308557183311" calcext:value-type="float">
            <text:p>0.512308557183311</text:p>
          </table:table-cell>
          <table:table-cell office:value-type="float" office:value="-3.38713010561721" calcext:value-type="float">
            <text:p>-3.38713010561721</text:p>
          </table:table-cell>
          <table:table-cell office:value-type="float" office:value="0.33181191095285" calcext:value-type="float">
            <text:p>0.33181191095285</text:p>
          </table:table-cell>
          <table:table-cell office:value-type="float" office:value="2.15277780072643" calcext:value-type="float">
            <text:p>2.15277780072643</text:p>
          </table:table-cell>
          <table:table-cell office:value-type="float" office:value="0.358995206522706" calcext:value-type="float">
            <text:p>0.358995206522706</text:p>
          </table:table-cell>
          <table:table-cell office:value-type="float" office:value="2.70898869263453" calcext:value-type="float">
            <text:p>2.70898869263453</text:p>
          </table:table-cell>
          <table:table-cell/>
        </table:table-row>
        <table:table-row table:style-name="ro1">
          <table:table-cell office:value-type="string" calcext:value-type="string">
            <text:p>Free-standing, as of 3’ UTR of slr1104</text:p>
          </table:table-cell>
          <table:table-cell office:value-type="string" calcext:value-type="string">
            <text:p>nc_ncl00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78668281644495" calcext:value-type="float">
            <text:p>2.78668281644495</text:p>
          </table:table-cell>
          <table:table-cell office:value-type="float" office:value="0.665258648332501" calcext:value-type="float">
            <text:p>0.665258648332501</text:p>
          </table:table-cell>
          <table:table-cell office:value-type="float" office:value="0.336662450828136" calcext:value-type="float">
            <text:p>0.336662450828136</text:p>
          </table:table-cell>
          <table:table-cell office:value-type="float" office:value="-0.0182477055610306" calcext:value-type="float">
            <text:p>-0.0182477055610306</text:p>
          </table:table-cell>
          <table:table-cell office:value-type="float" office:value="-3.95921233860953" calcext:value-type="float">
            <text:p>-3.959212338609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32300167070654" calcext:value-type="float">
            <text:p>0.0032300167070654</text:p>
          </table:table-cell>
          <table:table-cell office:value-type="float" office:value="1.87193665406611" calcext:value-type="float">
            <text:p>1.87193665406611</text:p>
          </table:table-cell>
          <table:table-cell/>
        </table:table-row>
        <table:table-row table:style-name="ro1">
          <table:table-cell office:value-type="string" calcext:value-type="string">
            <text:p>Free-standing, ncTU exactly upstream of TU of sll1949, ncRNA as of 5’ UTR of apcA</text:p>
          </table:table-cell>
          <table:table-cell office:value-type="string" calcext:value-type="string">
            <text:p>nc_ncl06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82793882431868" calcext:value-type="float">
            <text:p>2.82793882431868</text:p>
          </table:table-cell>
          <table:table-cell office:value-type="float" office:value="0.265778382136691" calcext:value-type="float">
            <text:p>0.265778382136691</text:p>
          </table:table-cell>
          <table:table-cell table:style-name="ce1" office:value-type="float" office:value="0.010310564376866" calcext:value-type="float">
            <text:p>0.010310564376866</text:p>
          </table:table-cell>
          <table:table-cell office:value-type="float" office:value="-0.672510000991485" calcext:value-type="float">
            <text:p>-0.672510000991485</text:p>
          </table:table-cell>
          <table:table-cell office:value-type="float" office:value="-4.67181943990439" calcext:value-type="float">
            <text:p>-4.67181943990439</text:p>
          </table:table-cell>
          <table:table-cell office:value-type="float" office:value="1.3462475714923" calcext:value-type="float">
            <text:p>1.3462475714923</text:p>
          </table:table-cell>
          <table:table-cell office:value-type="float" office:value="2.42258632452312" calcext:value-type="float">
            <text:p>2.42258632452312</text:p>
          </table:table-cell>
          <table:table-cell office:value-type="float" office:value="0.387016288442842" calcext:value-type="float">
            <text:p>0.387016288442842</text:p>
          </table:table-cell>
          <table:table-cell office:value-type="float" office:value="9.28158572668922" calcext:value-type="float">
            <text:p>9.281585726689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8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85470922812572" calcext:value-type="float">
            <text:p>2.85470922812572</text:p>
          </table:table-cell>
          <table:table-cell office:value-type="float" office:value="1" calcext:value-type="float">
            <text:p>1</text:p>
          </table:table-cell>
          <table:table-cell office:value-type="float" office:value="0.873632922859333" calcext:value-type="float">
            <text:p>0.873632922859333</text:p>
          </table:table-cell>
          <table:table-cell office:value-type="float" office:value="-0.301343151258359" calcext:value-type="float">
            <text:p>-0.301343151258359</text:p>
          </table:table-cell>
          <table:table-cell office:value-type="float" office:value="-4.33851165830539" calcext:value-type="float">
            <text:p>-4.33851165830539</text:p>
          </table:table-cell>
          <table:table-cell office:value-type="float" office:value="0.524531040054671" calcext:value-type="float">
            <text:p>0.524531040054671</text:p>
          </table:table-cell>
          <table:table-cell office:value-type="float" office:value="3.42732865994005" calcext:value-type="float">
            <text:p>3.42732865994005</text:p>
          </table:table-cell>
          <table:table-cell office:value-type="float" office:value="-0" calcext:value-type="float">
            <text:p>0</text:p>
          </table:table-cell>
          <table:table-cell office:value-type="float" office:value="0.254544851961268" calcext:value-type="float">
            <text:p>0.2545448519612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04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93381754026886" calcext:value-type="float">
            <text:p>2.93381754026886</text:p>
          </table:table-cell>
          <table:table-cell office:value-type="float" office:value="0.604560351586419" calcext:value-type="float">
            <text:p>0.604560351586419</text:p>
          </table:table-cell>
          <table:table-cell office:value-type="float" office:value="0.127776318499218" calcext:value-type="float">
            <text:p>0.127776318499218</text:p>
          </table:table-cell>
          <table:table-cell office:value-type="float" office:value="0.346519210703983" calcext:value-type="float">
            <text:p>0.346519210703983</text:p>
          </table:table-cell>
          <table:table-cell office:value-type="float" office:value="-3.80252534427232" calcext:value-type="float">
            <text:p>-3.80252534427232</text:p>
          </table:table-cell>
          <table:table-cell office:value-type="float" office:value="0.67212972514633" calcext:value-type="float">
            <text:p>0.67212972514633</text:p>
          </table:table-cell>
          <table:table-cell office:value-type="float" office:value="2.42983510325109" calcext:value-type="float">
            <text:p>2.42983510325109</text:p>
          </table:table-cell>
          <table:table-cell office:value-type="float" office:value="0.0757353558922742" calcext:value-type="float">
            <text:p>0.0757353558922742</text:p>
          </table:table-cell>
          <table:table-cell office:value-type="float" office:value="3.39774511044179" calcext:value-type="float">
            <text:p>3.39774511044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57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.95296758944214" calcext:value-type="float">
            <text:p>2.95296758944214</text:p>
          </table:table-cell>
          <table:table-cell table:style-name="ce1" office:value-type="float" office:value="0.0110077977849779" calcext:value-type="float">
            <text:p>0.0110077977849779</text:p>
          </table:table-cell>
          <table:table-cell table:style-name="ce1" office:value-type="float" office:value="0.0139362297838519" calcext:value-type="float">
            <text:p>0.0139362297838519</text:p>
          </table:table-cell>
          <table:table-cell office:value-type="float" office:value="1.60894518984983" calcext:value-type="float">
            <text:p>1.60894518984983</text:p>
          </table:table-cell>
          <table:table-cell office:value-type="float" office:value="-2.56718162438743" calcext:value-type="float">
            <text:p>-2.56718162438743</text:p>
          </table:table-cell>
          <table:table-cell office:value-type="float" office:value="0.324578825155453" calcext:value-type="float">
            <text:p>0.324578825155453</text:p>
          </table:table-cell>
          <table:table-cell office:value-type="float" office:value="0.570410198064636" calcext:value-type="float">
            <text:p>0.570410198064636</text:p>
          </table:table-cell>
          <table:table-cell office:value-type="float" office:value="3.15079665267308" calcext:value-type="float">
            <text:p>3.15079665267308</text:p>
          </table:table-cell>
          <table:table-cell office:value-type="float" office:value="4.76431608729383" calcext:value-type="float">
            <text:p>4.76431608729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20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.82946055329647" calcext:value-type="float">
            <text:p>3.82946055329647</text:p>
          </table:table-cell>
          <table:table-cell table:style-name="ce1" office:value-type="float" office:value="0.0110077977849779" calcext:value-type="float">
            <text:p>0.0110077977849779</text:p>
          </table:table-cell>
          <table:table-cell table:style-name="ce1" office:value-type="float" office:value="0.0171490094860944" calcext:value-type="float">
            <text:p>0.0171490094860944</text:p>
          </table:table-cell>
          <table:table-cell office:value-type="float" office:value="2.81871623830283" calcext:value-type="float">
            <text:p>2.81871623830283</text:p>
          </table:table-cell>
          <table:table-cell office:value-type="float" office:value="-2.5969588127418" calcext:value-type="float">
            <text:p>-2.5969588127418</text:p>
          </table:table-cell>
          <table:table-cell office:value-type="float" office:value="0.382365349356865" calcext:value-type="float">
            <text:p>0.382365349356865</text:p>
          </table:table-cell>
          <table:table-cell office:value-type="float" office:value="1.14896184900987" calcext:value-type="float">
            <text:p>1.14896184900987</text:p>
          </table:table-cell>
          <table:table-cell office:value-type="float" office:value="5.51989076104498" calcext:value-type="float">
            <text:p>5.51989076104498</text:p>
          </table:table-cell>
          <table:table-cell office:value-type="float" office:value="4.58560848476078" calcext:value-type="float">
            <text:p>4.585608484760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5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.52199874811628" calcext:value-type="float">
            <text:p>4.52199874811628</text:p>
          </table:table-cell>
          <table:table-cell office:value-type="float" office:value="0.665258648332501" calcext:value-type="float">
            <text:p>0.665258648332501</text:p>
          </table:table-cell>
          <table:table-cell office:value-type="float" office:value="0.100249315167833" calcext:value-type="float">
            <text:p>0.100249315167833</text:p>
          </table:table-cell>
          <table:table-cell office:value-type="float" office:value="0.0163144701109138" calcext:value-type="float">
            <text:p>0.0163144701109138</text:p>
          </table:table-cell>
          <table:table-cell office:value-type="float" office:value="-6.37875748850929" calcext:value-type="float">
            <text:p>-6.37875748850929</text:p>
          </table:table-cell>
          <table:table-cell office:value-type="float" office:value="0.227791202717127" calcext:value-type="float">
            <text:p>0.227791202717127</text:p>
          </table:table-cell>
          <table:table-cell office:value-type="float" office:value="1.31095628709161" calcext:value-type="float">
            <text:p>1.31095628709161</text:p>
          </table:table-cell>
          <table:table-cell office:value-type="float" office:value="0.00288781572285489" calcext:value-type="float">
            <text:p>0.00288781572285489</text:p>
          </table:table-cell>
          <table:table-cell office:value-type="float" office:value="6.37185940760095" calcext:value-type="float">
            <text:p>6.371859407600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r12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.56944371450408" calcext:value-type="float">
            <text:p>4.56944371450408</text:p>
          </table:table-cell>
          <table:table-cell office:value-type="float" office:value="0.493338219599019" calcext:value-type="float">
            <text:p>0.493338219599019</text:p>
          </table:table-cell>
          <table:table-cell office:value-type="float" office:value="0.336662450828136" calcext:value-type="float">
            <text:p>0.336662450828136</text:p>
          </table:table-cell>
          <table:table-cell office:value-type="float" office:value="-0.41275661819288" calcext:value-type="float">
            <text:p>-0.41275661819288</text:p>
          </table:table-cell>
          <table:table-cell office:value-type="float" office:value="-6.87492589174504" calcext:value-type="float">
            <text:p>-6.874925891745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126656530243998" calcext:value-type="float">
            <text:p>0.126656530243998</text:p>
          </table:table-cell>
          <table:table-cell office:value-type="float" office:value="3.25050153164187" calcext:value-type="float">
            <text:p>3.25050153164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c_sll17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6.3159577932897" calcext:value-type="float">
            <text:p>6.3159577932897</text:p>
          </table:table-cell>
          <table:table-cell office:value-type="float" office:value="0.665258648332501" calcext:value-type="float">
            <text:p>0.665258648332501</text:p>
          </table:table-cell>
          <table:table-cell office:value-type="float" office:value="0.336662450828136" calcext:value-type="float">
            <text:p>0.336662450828136</text:p>
          </table:table-cell>
          <table:table-cell office:value-type="float" office:value="0.275539833656059" calcext:value-type="float">
            <text:p>0.275539833656059</text:p>
          </table:table-cell>
          <table:table-cell office:value-type="float" office:value="-8.65657333699028" calcext:value-type="float">
            <text:p>-8.656573336990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87731601759157" calcext:value-type="float">
            <text:p>0.0487731601759157</text:p>
          </table:table-cell>
          <table:table-cell office:value-type="float" office:value="4.09287392093108" calcext:value-type="float">
            <text:p>4.09287392093108</text:p>
          </table:table-cell>
          <table:table-cell/>
        </table:table-row>
      </table:table>
      <table:named-expressions/>
      <table:database-ranges>
        <table:database-range table:name="__Anonymous_Sheet_DB__0" table:target-range-address="ncRNA_subset_wide_DESeq2_resultstable.B1:ncRNA_subset_wide_DESeq2_resultstable.P7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5T16:44:26.837731495</dc:date>
    <meta:editing-duration>PT29M1S</meta:editing-duration>
    <meta:editing-cycles>20</meta:editing-cycles>
    <meta:generator>LibreOffice/7.3.7.2$Linux_X86_64 LibreOffice_project/30$Build-2</meta:generator>
    <meta:document-statistic meta:table-count="1" meta:cell-count="1069" meta:object-count="0"/>
  </office:meta>
</office:document-meta>
</file>